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Couleur</text:p>
          </table:table-cell>
          <table:table-cell office:value-type="string">
            <text:p>Absolu</text:p>
          </table:table-cell>
          <table:table-cell table:number-columns-repeated="3"/>
          <table:table-cell office:value-type="string">
            <text:p>Profondeur Max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-[.$G$1] +([.A2] * ([.$G$1]+[.$G$2])/[.$G$3])" office:value-type="float" office:value="-10000">
            <text:p>-10000</text:p>
          </table:table-cell>
          <table:table-cell table:number-columns-repeated="3"/>
          <table:table-cell office:value-type="string">
            <text:p>Hauteur Max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-[.$G$1] +([.A3] * ([.$G$1]+[.$G$2])/[.$G$3])" office:value-type="float" office:value="-9945.09803921569">
            <text:p>-9945.0980392157</text:p>
          </table:table-cell>
          <table:table-cell table:number-columns-repeated="3"/>
          <table:table-cell office:value-type="string">
            <text:p>Couleur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-[.$G$1] +([.A4] * ([.$G$1]+[.$G$2])/[.$G$3])" office:value-type="float" office:value="-9890.19607843137">
            <text:p>-9890.1960784314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formula="of:=-[.$G$1] +([.A5] * ([.$G$1]+[.$G$2])/[.$G$3])" office:value-type="float" office:value="-9835.29411764706">
            <text:p>-9835.2941176471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formula="of:=-[.$G$1] +([.A6] * ([.$G$1]+[.$G$2])/[.$G$3])" office:value-type="float" office:value="-9780.39215686274">
            <text:p>-9780.3921568628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formula="of:=-[.$G$1] +([.A7] * ([.$G$1]+[.$G$2])/[.$G$3])" office:value-type="float" office:value="-9725.49019607843">
            <text:p>-9725.4901960784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table:formula="of:=-[.$G$1] +([.A8] * ([.$G$1]+[.$G$2])/[.$G$3])" office:value-type="float" office:value="-9670.58823529412">
            <text:p>-9670.5882352941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table:formula="of:=-[.$G$1] +([.A9] * ([.$G$1]+[.$G$2])/[.$G$3])" office:value-type="float" office:value="-9615.6862745098">
            <text:p>-9615.6862745098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table:formula="of:=-[.$G$1] +([.A10] * ([.$G$1]+[.$G$2])/[.$G$3])" office:value-type="float" office:value="-9560.78431372549">
            <text:p>-9560.7843137255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table:formula="of:=-[.$G$1] +([.A11] * ([.$G$1]+[.$G$2])/[.$G$3])" office:value-type="float" office:value="-9505.88235294118">
            <text:p>-9505.8823529412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table:formula="of:=-[.$G$1] +([.A12] * ([.$G$1]+[.$G$2])/[.$G$3])" office:value-type="float" office:value="-9450.98039215686">
            <text:p>-9450.980392156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table:formula="of:=-[.$G$1] +([.A13] * ([.$G$1]+[.$G$2])/[.$G$3])" office:value-type="float" office:value="-9396.07843137255">
            <text:p>-9396.0784313726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table:formula="of:=-[.$G$1] +([.A14] * ([.$G$1]+[.$G$2])/[.$G$3])" office:value-type="float" office:value="-9341.17647058824">
            <text:p>-9341.1764705882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table:formula="of:=-[.$G$1] +([.A15] * ([.$G$1]+[.$G$2])/[.$G$3])" office:value-type="float" office:value="-9286.27450980392">
            <text:p>-9286.274509803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table:formula="of:=-[.$G$1] +([.A16] * ([.$G$1]+[.$G$2])/[.$G$3])" office:value-type="float" office:value="-9231.37254901961">
            <text:p>-9231.3725490196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table:formula="of:=-[.$G$1] +([.A17] * ([.$G$1]+[.$G$2])/[.$G$3])" office:value-type="float" office:value="-9176.47058823529">
            <text:p>-9176.4705882353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table:formula="of:=-[.$G$1] +([.A18] * ([.$G$1]+[.$G$2])/[.$G$3])" office:value-type="float" office:value="-9121.56862745098">
            <text:p>-9121.568627451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table:formula="of:=-[.$G$1] +([.A19] * ([.$G$1]+[.$G$2])/[.$G$3])" office:value-type="float" office:value="-9066.66666666667">
            <text:p>-9066.6666666667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table:formula="of:=-[.$G$1] +([.A20] * ([.$G$1]+[.$G$2])/[.$G$3])" office:value-type="float" office:value="-9011.76470588235">
            <text:p>-9011.7647058824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table:formula="of:=-[.$G$1] +([.A21] * ([.$G$1]+[.$G$2])/[.$G$3])" office:value-type="float" office:value="-8956.86274509804">
            <text:p>-8956.862745098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table:formula="of:=-[.$G$1] +([.A22] * ([.$G$1]+[.$G$2])/[.$G$3])" office:value-type="float" office:value="-8901.96078431373">
            <text:p>-8901.9607843137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table:formula="of:=-[.$G$1] +([.A23] * ([.$G$1]+[.$G$2])/[.$G$3])" office:value-type="float" office:value="-8847.05882352941">
            <text:p>-8847.0588235294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table:formula="of:=-[.$G$1] +([.A24] * ([.$G$1]+[.$G$2])/[.$G$3])" office:value-type="float" office:value="-8792.1568627451">
            <text:p>-8792.1568627451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table:formula="of:=-[.$G$1] +([.A25] * ([.$G$1]+[.$G$2])/[.$G$3])" office:value-type="float" office:value="-8737.25490196079">
            <text:p>-8737.2549019608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table:formula="of:=-[.$G$1] +([.A26] * ([.$G$1]+[.$G$2])/[.$G$3])" office:value-type="float" office:value="-8682.35294117647">
            <text:p>-8682.3529411765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table:formula="of:=-[.$G$1] +([.A27] * ([.$G$1]+[.$G$2])/[.$G$3])" office:value-type="float" office:value="-8627.45098039216">
            <text:p>-8627.4509803922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table:formula="of:=-[.$G$1] +([.A28] * ([.$G$1]+[.$G$2])/[.$G$3])" office:value-type="float" office:value="-8572.54901960784">
            <text:p>-8572.5490196079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table:formula="of:=-[.$G$1] +([.A29] * ([.$G$1]+[.$G$2])/[.$G$3])" office:value-type="float" office:value="-8517.64705882353">
            <text:p>-8517.6470588235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table:formula="of:=-[.$G$1] +([.A30] * ([.$G$1]+[.$G$2])/[.$G$3])" office:value-type="float" office:value="-8462.74509803922">
            <text:p>-8462.7450980392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table:formula="of:=-[.$G$1] +([.A31] * ([.$G$1]+[.$G$2])/[.$G$3])" office:value-type="float" office:value="-8407.8431372549">
            <text:p>-8407.8431372549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table:formula="of:=-[.$G$1] +([.A32] * ([.$G$1]+[.$G$2])/[.$G$3])" office:value-type="float" office:value="-8352.94117647059">
            <text:p>-8352.9411764706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table:formula="of:=-[.$G$1] +([.A33] * ([.$G$1]+[.$G$2])/[.$G$3])" office:value-type="float" office:value="-8298.03921568628">
            <text:p>-8298.0392156863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table:formula="of:=-[.$G$1] +([.A34] * ([.$G$1]+[.$G$2])/[.$G$3])" office:value-type="float" office:value="-8243.13725490196">
            <text:p>-8243.137254902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table:formula="of:=-[.$G$1] +([.A35] * ([.$G$1]+[.$G$2])/[.$G$3])" office:value-type="float" office:value="-8188.23529411765">
            <text:p>-8188.2352941177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table:formula="of:=-[.$G$1] +([.A36] * ([.$G$1]+[.$G$2])/[.$G$3])" office:value-type="float" office:value="-8133.33333333333">
            <text:p>-8133.3333333333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table:formula="of:=-[.$G$1] +([.A37] * ([.$G$1]+[.$G$2])/[.$G$3])" office:value-type="float" office:value="-8078.43137254902">
            <text:p>-8078.431372549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table:formula="of:=-[.$G$1] +([.A38] * ([.$G$1]+[.$G$2])/[.$G$3])" office:value-type="float" office:value="-8023.52941176471">
            <text:p>-8023.5294117647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table:formula="of:=-[.$G$1] +([.A39] * ([.$G$1]+[.$G$2])/[.$G$3])" office:value-type="float" office:value="-7968.62745098039">
            <text:p>-7968.6274509804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table:formula="of:=-[.$G$1] +([.A40] * ([.$G$1]+[.$G$2])/[.$G$3])" office:value-type="float" office:value="-7913.72549019608">
            <text:p>-7913.7254901961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table:formula="of:=-[.$G$1] +([.A41] * ([.$G$1]+[.$G$2])/[.$G$3])" office:value-type="float" office:value="-7858.82352941177">
            <text:p>-7858.8235294118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table:formula="of:=-[.$G$1] +([.A42] * ([.$G$1]+[.$G$2])/[.$G$3])" office:value-type="float" office:value="-7803.92156862745">
            <text:p>-7803.9215686275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table:formula="of:=-[.$G$1] +([.A43] * ([.$G$1]+[.$G$2])/[.$G$3])" office:value-type="float" office:value="-7749.01960784314">
            <text:p>-7749.0196078431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 table:formula="of:=-[.$G$1] +([.A44] * ([.$G$1]+[.$G$2])/[.$G$3])" office:value-type="float" office:value="-7694.11764705882">
            <text:p>-7694.1176470588</text:p>
          </table:table-cell>
          <table:table-cell table:number-columns-repeated="5"/>
        </table:table-row>
        <table:table-row table:style-name="ro1">
          <table:table-cell office:value-type="float" office:value="43">
            <text:p>43</text:p>
          </table:table-cell>
          <table:table-cell table:formula="of:=-[.$G$1] +([.A45] * ([.$G$1]+[.$G$2])/[.$G$3])" office:value-type="float" office:value="-7639.21568627451">
            <text:p>-7639.2156862745</text:p>
          </table:table-cell>
          <table:table-cell table:number-columns-repeated="5"/>
        </table:table-row>
        <table:table-row table:style-name="ro1">
          <table:table-cell office:value-type="float" office:value="44">
            <text:p>44</text:p>
          </table:table-cell>
          <table:table-cell table:formula="of:=-[.$G$1] +([.A46] * ([.$G$1]+[.$G$2])/[.$G$3])" office:value-type="float" office:value="-7584.3137254902">
            <text:p>-7584.3137254902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table:formula="of:=-[.$G$1] +([.A47] * ([.$G$1]+[.$G$2])/[.$G$3])" office:value-type="float" office:value="-7529.41176470588">
            <text:p>-7529.4117647059</text:p>
          </table:table-cell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 table:formula="of:=-[.$G$1] +([.A48] * ([.$G$1]+[.$G$2])/[.$G$3])" office:value-type="float" office:value="-7474.50980392157">
            <text:p>-7474.5098039216</text:p>
          </table:table-cell>
          <table:table-cell table:number-columns-repeated="5"/>
        </table:table-row>
        <table:table-row table:style-name="ro1">
          <table:table-cell office:value-type="float" office:value="47">
            <text:p>47</text:p>
          </table:table-cell>
          <table:table-cell table:formula="of:=-[.$G$1] +([.A49] * ([.$G$1]+[.$G$2])/[.$G$3])" office:value-type="float" office:value="-7419.60784313726">
            <text:p>-7419.6078431373</text:p>
          </table:table-cell>
          <table:table-cell table:number-columns-repeated="5"/>
        </table:table-row>
        <table:table-row table:style-name="ro1">
          <table:table-cell office:value-type="float" office:value="48">
            <text:p>48</text:p>
          </table:table-cell>
          <table:table-cell table:formula="of:=-[.$G$1] +([.A50] * ([.$G$1]+[.$G$2])/[.$G$3])" office:value-type="float" office:value="-7364.70588235294">
            <text:p>-7364.7058823529</text:p>
          </table:table-cell>
          <table:table-cell table:number-columns-repeated="5"/>
        </table:table-row>
        <table:table-row table:style-name="ro1">
          <table:table-cell office:value-type="float" office:value="49">
            <text:p>49</text:p>
          </table:table-cell>
          <table:table-cell table:formula="of:=-[.$G$1] +([.A51] * ([.$G$1]+[.$G$2])/[.$G$3])" office:value-type="float" office:value="-7309.80392156863">
            <text:p>-7309.8039215686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table:formula="of:=-[.$G$1] +([.A52] * ([.$G$1]+[.$G$2])/[.$G$3])" office:value-type="float" office:value="-7254.90196078431">
            <text:p>-7254.9019607843</text:p>
          </table:table-cell>
          <table:table-cell table:number-columns-repeated="5"/>
        </table:table-row>
        <table:table-row table:style-name="ro1">
          <table:table-cell office:value-type="float" office:value="51">
            <text:p>51</text:p>
          </table:table-cell>
          <table:table-cell table:formula="of:=-[.$G$1] +([.A53] * ([.$G$1]+[.$G$2])/[.$G$3])" office:value-type="float" office:value="-7200">
            <text:p>-7200</text:p>
          </table:table-cell>
          <table:table-cell table:number-columns-repeated="5"/>
        </table:table-row>
        <table:table-row table:style-name="ro1">
          <table:table-cell office:value-type="float" office:value="52">
            <text:p>52</text:p>
          </table:table-cell>
          <table:table-cell table:formula="of:=-[.$G$1] +([.A54] * ([.$G$1]+[.$G$2])/[.$G$3])" office:value-type="float" office:value="-7145.09803921569">
            <text:p>-7145.0980392157</text:p>
          </table:table-cell>
          <table:table-cell table:number-columns-repeated="5"/>
        </table:table-row>
        <table:table-row table:style-name="ro1">
          <table:table-cell office:value-type="float" office:value="53">
            <text:p>53</text:p>
          </table:table-cell>
          <table:table-cell table:formula="of:=-[.$G$1] +([.A55] * ([.$G$1]+[.$G$2])/[.$G$3])" office:value-type="float" office:value="-7090.19607843137">
            <text:p>-7090.1960784314</text:p>
          </table:table-cell>
          <table:table-cell table:number-columns-repeated="5"/>
        </table:table-row>
        <table:table-row table:style-name="ro1">
          <table:table-cell office:value-type="float" office:value="54">
            <text:p>54</text:p>
          </table:table-cell>
          <table:table-cell table:formula="of:=-[.$G$1] +([.A56] * ([.$G$1]+[.$G$2])/[.$G$3])" office:value-type="float" office:value="-7035.29411764706">
            <text:p>-7035.2941176471</text:p>
          </table:table-cell>
          <table:table-cell table:number-columns-repeated="5"/>
        </table:table-row>
        <table:table-row table:style-name="ro1">
          <table:table-cell office:value-type="float" office:value="55">
            <text:p>55</text:p>
          </table:table-cell>
          <table:table-cell table:formula="of:=-[.$G$1] +([.A57] * ([.$G$1]+[.$G$2])/[.$G$3])" office:value-type="float" office:value="-6980.39215686275">
            <text:p>-6980.3921568628</text:p>
          </table:table-cell>
          <table:table-cell table:number-columns-repeated="5"/>
        </table:table-row>
        <table:table-row table:style-name="ro1">
          <table:table-cell office:value-type="float" office:value="56">
            <text:p>56</text:p>
          </table:table-cell>
          <table:table-cell table:formula="of:=-[.$G$1] +([.A58] * ([.$G$1]+[.$G$2])/[.$G$3])" office:value-type="float" office:value="-6925.49019607843">
            <text:p>-6925.4901960784</text:p>
          </table:table-cell>
          <table:table-cell table:number-columns-repeated="5"/>
        </table:table-row>
        <table:table-row table:style-name="ro1">
          <table:table-cell office:value-type="float" office:value="57">
            <text:p>57</text:p>
          </table:table-cell>
          <table:table-cell table:formula="of:=-[.$G$1] +([.A59] * ([.$G$1]+[.$G$2])/[.$G$3])" office:value-type="float" office:value="-6870.58823529412">
            <text:p>-6870.5882352941</text:p>
          </table:table-cell>
          <table:table-cell table:number-columns-repeated="5"/>
        </table:table-row>
        <table:table-row table:style-name="ro1">
          <table:table-cell office:value-type="float" office:value="58">
            <text:p>58</text:p>
          </table:table-cell>
          <table:table-cell table:formula="of:=-[.$G$1] +([.A60] * ([.$G$1]+[.$G$2])/[.$G$3])" office:value-type="float" office:value="-6815.6862745098">
            <text:p>-6815.6862745098</text:p>
          </table:table-cell>
          <table:table-cell table:number-columns-repeated="5"/>
        </table:table-row>
        <table:table-row table:style-name="ro1">
          <table:table-cell office:value-type="float" office:value="59">
            <text:p>59</text:p>
          </table:table-cell>
          <table:table-cell table:formula="of:=-[.$G$1] +([.A61] * ([.$G$1]+[.$G$2])/[.$G$3])" office:value-type="float" office:value="-6760.78431372549">
            <text:p>-6760.7843137255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table:formula="of:=-[.$G$1] +([.A62] * ([.$G$1]+[.$G$2])/[.$G$3])" office:value-type="float" office:value="-6705.88235294118">
            <text:p>-6705.8823529412</text:p>
          </table:table-cell>
          <table:table-cell table:number-columns-repeated="5"/>
        </table:table-row>
        <table:table-row table:style-name="ro1">
          <table:table-cell office:value-type="float" office:value="61">
            <text:p>61</text:p>
          </table:table-cell>
          <table:table-cell table:formula="of:=-[.$G$1] +([.A63] * ([.$G$1]+[.$G$2])/[.$G$3])" office:value-type="float" office:value="-6650.98039215686">
            <text:p>-6650.9803921569</text:p>
          </table:table-cell>
          <table:table-cell table:number-columns-repeated="5"/>
        </table:table-row>
        <table:table-row table:style-name="ro1">
          <table:table-cell office:value-type="float" office:value="62">
            <text:p>62</text:p>
          </table:table-cell>
          <table:table-cell table:formula="of:=-[.$G$1] +([.A64] * ([.$G$1]+[.$G$2])/[.$G$3])" office:value-type="float" office:value="-6596.07843137255">
            <text:p>-6596.0784313726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table:formula="of:=-[.$G$1] +([.A65] * ([.$G$1]+[.$G$2])/[.$G$3])" office:value-type="float" office:value="-6541.17647058824">
            <text:p>-6541.1764705882</text:p>
          </table:table-cell>
          <table:table-cell table:number-columns-repeated="5"/>
        </table:table-row>
        <table:table-row table:style-name="ro1">
          <table:table-cell office:value-type="float" office:value="64">
            <text:p>64</text:p>
          </table:table-cell>
          <table:table-cell table:formula="of:=-[.$G$1] +([.A66] * ([.$G$1]+[.$G$2])/[.$G$3])" office:value-type="float" office:value="-6486.27450980392">
            <text:p>-6486.2745098039</text:p>
          </table:table-cell>
          <table:table-cell table:number-columns-repeated="5"/>
        </table:table-row>
        <table:table-row table:style-name="ro1">
          <table:table-cell office:value-type="float" office:value="65">
            <text:p>65</text:p>
          </table:table-cell>
          <table:table-cell table:formula="of:=-[.$G$1] +([.A67] * ([.$G$1]+[.$G$2])/[.$G$3])" office:value-type="float" office:value="-6431.37254901961">
            <text:p>-6431.3725490196</text:p>
          </table:table-cell>
          <table:table-cell table:number-columns-repeated="5"/>
        </table:table-row>
        <table:table-row table:style-name="ro1">
          <table:table-cell office:value-type="float" office:value="66">
            <text:p>66</text:p>
          </table:table-cell>
          <table:table-cell table:formula="of:=-[.$G$1] +([.A68] * ([.$G$1]+[.$G$2])/[.$G$3])" office:value-type="float" office:value="-6376.47058823529">
            <text:p>-6376.4705882353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table:formula="of:=-[.$G$1] +([.A69] * ([.$G$1]+[.$G$2])/[.$G$3])" office:value-type="float" office:value="-6321.56862745098">
            <text:p>-6321.568627451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table:formula="of:=-[.$G$1] +([.A70] * ([.$G$1]+[.$G$2])/[.$G$3])" office:value-type="float" office:value="-6266.66666666667">
            <text:p>-6266.6666666667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table:formula="of:=-[.$G$1] +([.A71] * ([.$G$1]+[.$G$2])/[.$G$3])" office:value-type="float" office:value="-6211.76470588235">
            <text:p>-6211.7647058824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table:formula="of:=-[.$G$1] +([.A72] * ([.$G$1]+[.$G$2])/[.$G$3])" office:value-type="float" office:value="-6156.86274509804">
            <text:p>-6156.862745098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table:formula="of:=-[.$G$1] +([.A73] * ([.$G$1]+[.$G$2])/[.$G$3])" office:value-type="float" office:value="-6101.96078431373">
            <text:p>-6101.9607843137</text:p>
          </table:table-cell>
          <table:table-cell table:number-columns-repeated="5"/>
        </table:table-row>
        <table:table-row table:style-name="ro1">
          <table:table-cell office:value-type="float" office:value="72">
            <text:p>72</text:p>
          </table:table-cell>
          <table:table-cell table:formula="of:=-[.$G$1] +([.A74] * ([.$G$1]+[.$G$2])/[.$G$3])" office:value-type="float" office:value="-6047.05882352941">
            <text:p>-6047.0588235294</text:p>
          </table:table-cell>
          <table:table-cell table:number-columns-repeated="5"/>
        </table:table-row>
        <table:table-row table:style-name="ro1">
          <table:table-cell office:value-type="float" office:value="73">
            <text:p>73</text:p>
          </table:table-cell>
          <table:table-cell table:formula="of:=-[.$G$1] +([.A75] * ([.$G$1]+[.$G$2])/[.$G$3])" office:value-type="float" office:value="-5992.1568627451">
            <text:p>-5992.1568627451</text:p>
          </table:table-cell>
          <table:table-cell table:number-columns-repeated="5"/>
        </table:table-row>
        <table:table-row table:style-name="ro1">
          <table:table-cell office:value-type="float" office:value="74">
            <text:p>74</text:p>
          </table:table-cell>
          <table:table-cell table:formula="of:=-[.$G$1] +([.A76] * ([.$G$1]+[.$G$2])/[.$G$3])" office:value-type="float" office:value="-5937.25490196079">
            <text:p>-5937.2549019608</text:p>
          </table:table-cell>
          <table:table-cell table:number-columns-repeated="5"/>
        </table:table-row>
        <table:table-row table:style-name="ro1">
          <table:table-cell office:value-type="float" office:value="75">
            <text:p>75</text:p>
          </table:table-cell>
          <table:table-cell table:formula="of:=-[.$G$1] +([.A77] * ([.$G$1]+[.$G$2])/[.$G$3])" office:value-type="float" office:value="-5882.35294117647">
            <text:p>-5882.3529411765</text:p>
          </table:table-cell>
          <table:table-cell table:number-columns-repeated="5"/>
        </table:table-row>
        <table:table-row table:style-name="ro1">
          <table:table-cell office:value-type="float" office:value="76">
            <text:p>76</text:p>
          </table:table-cell>
          <table:table-cell table:formula="of:=-[.$G$1] +([.A78] * ([.$G$1]+[.$G$2])/[.$G$3])" office:value-type="float" office:value="-5827.45098039216">
            <text:p>-5827.4509803922</text:p>
          </table:table-cell>
          <table:table-cell table:number-columns-repeated="5"/>
        </table:table-row>
        <table:table-row table:style-name="ro1">
          <table:table-cell office:value-type="float" office:value="77">
            <text:p>77</text:p>
          </table:table-cell>
          <table:table-cell table:formula="of:=-[.$G$1] +([.A79] * ([.$G$1]+[.$G$2])/[.$G$3])" office:value-type="float" office:value="-5772.54901960784">
            <text:p>-5772.5490196079</text:p>
          </table:table-cell>
          <table:table-cell table:number-columns-repeated="5"/>
        </table:table-row>
        <table:table-row table:style-name="ro1">
          <table:table-cell office:value-type="float" office:value="78">
            <text:p>78</text:p>
          </table:table-cell>
          <table:table-cell table:formula="of:=-[.$G$1] +([.A80] * ([.$G$1]+[.$G$2])/[.$G$3])" office:value-type="float" office:value="-5717.64705882353">
            <text:p>-5717.6470588235</text:p>
          </table:table-cell>
          <table:table-cell table:number-columns-repeated="5"/>
        </table:table-row>
        <table:table-row table:style-name="ro1">
          <table:table-cell office:value-type="float" office:value="79">
            <text:p>79</text:p>
          </table:table-cell>
          <table:table-cell table:formula="of:=-[.$G$1] +([.A81] * ([.$G$1]+[.$G$2])/[.$G$3])" office:value-type="float" office:value="-5662.74509803922">
            <text:p>-5662.7450980392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table:formula="of:=-[.$G$1] +([.A82] * ([.$G$1]+[.$G$2])/[.$G$3])" office:value-type="float" office:value="-5607.8431372549">
            <text:p>-5607.8431372549</text:p>
          </table:table-cell>
          <table:table-cell table:number-columns-repeated="5"/>
        </table:table-row>
        <table:table-row table:style-name="ro1">
          <table:table-cell office:value-type="float" office:value="81">
            <text:p>81</text:p>
          </table:table-cell>
          <table:table-cell table:formula="of:=-[.$G$1] +([.A83] * ([.$G$1]+[.$G$2])/[.$G$3])" office:value-type="float" office:value="-5552.94117647059">
            <text:p>-5552.9411764706</text:p>
          </table:table-cell>
          <table:table-cell table:number-columns-repeated="5"/>
        </table:table-row>
        <table:table-row table:style-name="ro1">
          <table:table-cell office:value-type="float" office:value="82">
            <text:p>82</text:p>
          </table:table-cell>
          <table:table-cell table:formula="of:=-[.$G$1] +([.A84] * ([.$G$1]+[.$G$2])/[.$G$3])" office:value-type="float" office:value="-5498.03921568627">
            <text:p>-5498.0392156863</text:p>
          </table:table-cell>
          <table:table-cell table:number-columns-repeated="5"/>
        </table:table-row>
        <table:table-row table:style-name="ro1">
          <table:table-cell office:value-type="float" office:value="83">
            <text:p>83</text:p>
          </table:table-cell>
          <table:table-cell table:formula="of:=-[.$G$1] +([.A85] * ([.$G$1]+[.$G$2])/[.$G$3])" office:value-type="float" office:value="-5443.13725490196">
            <text:p>-5443.137254902</text:p>
          </table:table-cell>
          <table:table-cell table:number-columns-repeated="5"/>
        </table:table-row>
        <table:table-row table:style-name="ro1">
          <table:table-cell office:value-type="float" office:value="84">
            <text:p>84</text:p>
          </table:table-cell>
          <table:table-cell table:formula="of:=-[.$G$1] +([.A86] * ([.$G$1]+[.$G$2])/[.$G$3])" office:value-type="float" office:value="-5388.23529411765">
            <text:p>-5388.2352941177</text:p>
          </table:table-cell>
          <table:table-cell table:number-columns-repeated="5"/>
        </table:table-row>
        <table:table-row table:style-name="ro1">
          <table:table-cell office:value-type="float" office:value="85">
            <text:p>85</text:p>
          </table:table-cell>
          <table:table-cell table:formula="of:=-[.$G$1] +([.A87] * ([.$G$1]+[.$G$2])/[.$G$3])" office:value-type="float" office:value="-5333.33333333333">
            <text:p>-5333.3333333333</text:p>
          </table:table-cell>
          <table:table-cell table:number-columns-repeated="5"/>
        </table:table-row>
        <table:table-row table:style-name="ro1">
          <table:table-cell office:value-type="float" office:value="86">
            <text:p>86</text:p>
          </table:table-cell>
          <table:table-cell table:formula="of:=-[.$G$1] +([.A88] * ([.$G$1]+[.$G$2])/[.$G$3])" office:value-type="float" office:value="-5278.43137254902">
            <text:p>-5278.431372549</text:p>
          </table:table-cell>
          <table:table-cell table:number-columns-repeated="5"/>
        </table:table-row>
        <table:table-row table:style-name="ro1">
          <table:table-cell office:value-type="float" office:value="87">
            <text:p>87</text:p>
          </table:table-cell>
          <table:table-cell table:formula="of:=-[.$G$1] +([.A89] * ([.$G$1]+[.$G$2])/[.$G$3])" office:value-type="float" office:value="-5223.52941176471">
            <text:p>-5223.5294117647</text:p>
          </table:table-cell>
          <table:table-cell table:number-columns-repeated="5"/>
        </table:table-row>
        <table:table-row table:style-name="ro1">
          <table:table-cell office:value-type="float" office:value="88">
            <text:p>88</text:p>
          </table:table-cell>
          <table:table-cell table:formula="of:=-[.$G$1] +([.A90] * ([.$G$1]+[.$G$2])/[.$G$3])" office:value-type="float" office:value="-5168.62745098039">
            <text:p>-5168.6274509804</text:p>
          </table:table-cell>
          <table:table-cell table:number-columns-repeated="5"/>
        </table:table-row>
        <table:table-row table:style-name="ro1">
          <table:table-cell office:value-type="float" office:value="89">
            <text:p>89</text:p>
          </table:table-cell>
          <table:table-cell table:formula="of:=-[.$G$1] +([.A91] * ([.$G$1]+[.$G$2])/[.$G$3])" office:value-type="float" office:value="-5113.72549019608">
            <text:p>-5113.7254901961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table:formula="of:=-[.$G$1] +([.A92] * ([.$G$1]+[.$G$2])/[.$G$3])" office:value-type="float" office:value="-5058.82352941176">
            <text:p>-5058.8235294118</text:p>
          </table:table-cell>
          <table:table-cell table:number-columns-repeated="5"/>
        </table:table-row>
        <table:table-row table:style-name="ro1">
          <table:table-cell office:value-type="float" office:value="91">
            <text:p>91</text:p>
          </table:table-cell>
          <table:table-cell table:formula="of:=-[.$G$1] +([.A93] * ([.$G$1]+[.$G$2])/[.$G$3])" office:value-type="float" office:value="-5003.92156862745">
            <text:p>-5003.9215686275</text:p>
          </table:table-cell>
          <table:table-cell table:number-columns-repeated="5"/>
        </table:table-row>
        <table:table-row table:style-name="ro1">
          <table:table-cell office:value-type="float" office:value="92">
            <text:p>92</text:p>
          </table:table-cell>
          <table:table-cell table:formula="of:=-[.$G$1] +([.A94] * ([.$G$1]+[.$G$2])/[.$G$3])" office:value-type="float" office:value="-4949.01960784314">
            <text:p>-4949.0196078431</text:p>
          </table:table-cell>
          <table:table-cell table:number-columns-repeated="5"/>
        </table:table-row>
        <table:table-row table:style-name="ro1">
          <table:table-cell office:value-type="float" office:value="93">
            <text:p>93</text:p>
          </table:table-cell>
          <table:table-cell table:formula="of:=-[.$G$1] +([.A95] * ([.$G$1]+[.$G$2])/[.$G$3])" office:value-type="float" office:value="-4894.11764705882">
            <text:p>-4894.1176470588</text:p>
          </table:table-cell>
          <table:table-cell table:number-columns-repeated="5"/>
        </table:table-row>
        <table:table-row table:style-name="ro1">
          <table:table-cell office:value-type="float" office:value="94">
            <text:p>94</text:p>
          </table:table-cell>
          <table:table-cell table:formula="of:=-[.$G$1] +([.A96] * ([.$G$1]+[.$G$2])/[.$G$3])" office:value-type="float" office:value="-4839.21568627451">
            <text:p>-4839.2156862745</text:p>
          </table:table-cell>
          <table:table-cell table:number-columns-repeated="5"/>
        </table:table-row>
        <table:table-row table:style-name="ro1">
          <table:table-cell office:value-type="float" office:value="95">
            <text:p>95</text:p>
          </table:table-cell>
          <table:table-cell table:formula="of:=-[.$G$1] +([.A97] * ([.$G$1]+[.$G$2])/[.$G$3])" office:value-type="float" office:value="-4784.3137254902">
            <text:p>-4784.3137254902</text:p>
          </table:table-cell>
          <table:table-cell table:number-columns-repeated="5"/>
        </table:table-row>
        <table:table-row table:style-name="ro1">
          <table:table-cell office:value-type="float" office:value="96">
            <text:p>96</text:p>
          </table:table-cell>
          <table:table-cell table:formula="of:=-[.$G$1] +([.A98] * ([.$G$1]+[.$G$2])/[.$G$3])" office:value-type="float" office:value="-4729.41176470588">
            <text:p>-4729.4117647059</text:p>
          </table:table-cell>
          <table:table-cell table:number-columns-repeated="5"/>
        </table:table-row>
        <table:table-row table:style-name="ro1">
          <table:table-cell office:value-type="float" office:value="97">
            <text:p>97</text:p>
          </table:table-cell>
          <table:table-cell table:formula="of:=-[.$G$1] +([.A99] * ([.$G$1]+[.$G$2])/[.$G$3])" office:value-type="float" office:value="-4674.50980392157">
            <text:p>-4674.5098039216</text:p>
          </table:table-cell>
          <table:table-cell table:number-columns-repeated="5"/>
        </table:table-row>
        <table:table-row table:style-name="ro1">
          <table:table-cell office:value-type="float" office:value="98">
            <text:p>98</text:p>
          </table:table-cell>
          <table:table-cell table:formula="of:=-[.$G$1] +([.A100] * ([.$G$1]+[.$G$2])/[.$G$3])" office:value-type="float" office:value="-4619.60784313726">
            <text:p>-4619.6078431373</text:p>
          </table:table-cell>
          <table:table-cell table:number-columns-repeated="5"/>
        </table:table-row>
        <table:table-row table:style-name="ro1">
          <table:table-cell office:value-type="float" office:value="99">
            <text:p>99</text:p>
          </table:table-cell>
          <table:table-cell table:formula="of:=-[.$G$1] +([.A101] * ([.$G$1]+[.$G$2])/[.$G$3])" office:value-type="float" office:value="-4564.70588235294">
            <text:p>-4564.705882353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table:formula="of:=-[.$G$1] +([.A102] * ([.$G$1]+[.$G$2])/[.$G$3])" office:value-type="float" office:value="-4509.80392156863">
            <text:p>-4509.8039215686</text:p>
          </table:table-cell>
          <table:table-cell table:number-columns-repeated="5"/>
        </table:table-row>
        <table:table-row table:style-name="ro1">
          <table:table-cell office:value-type="float" office:value="101">
            <text:p>101</text:p>
          </table:table-cell>
          <table:table-cell table:formula="of:=-[.$G$1] +([.A103] * ([.$G$1]+[.$G$2])/[.$G$3])" office:value-type="float" office:value="-4454.90196078431">
            <text:p>-4454.9019607843</text:p>
          </table:table-cell>
          <table:table-cell table:number-columns-repeated="5"/>
        </table:table-row>
        <table:table-row table:style-name="ro1">
          <table:table-cell office:value-type="float" office:value="102">
            <text:p>102</text:p>
          </table:table-cell>
          <table:table-cell table:formula="of:=-[.$G$1] +([.A104] * ([.$G$1]+[.$G$2])/[.$G$3])" office:value-type="float" office:value="-4400">
            <text:p>-4400</text:p>
          </table:table-cell>
          <table:table-cell table:number-columns-repeated="5"/>
        </table:table-row>
        <table:table-row table:style-name="ro1">
          <table:table-cell office:value-type="float" office:value="103">
            <text:p>103</text:p>
          </table:table-cell>
          <table:table-cell table:formula="of:=-[.$G$1] +([.A105] * ([.$G$1]+[.$G$2])/[.$G$3])" office:value-type="float" office:value="-4345.09803921569">
            <text:p>-4345.0980392157</text:p>
          </table:table-cell>
          <table:table-cell table:number-columns-repeated="5"/>
        </table:table-row>
        <table:table-row table:style-name="ro1">
          <table:table-cell office:value-type="float" office:value="104">
            <text:p>104</text:p>
          </table:table-cell>
          <table:table-cell table:formula="of:=-[.$G$1] +([.A106] * ([.$G$1]+[.$G$2])/[.$G$3])" office:value-type="float" office:value="-4290.19607843137">
            <text:p>-4290.1960784314</text:p>
          </table:table-cell>
          <table:table-cell table:number-columns-repeated="5"/>
        </table:table-row>
        <table:table-row table:style-name="ro1">
          <table:table-cell office:value-type="float" office:value="105">
            <text:p>105</text:p>
          </table:table-cell>
          <table:table-cell table:formula="of:=-[.$G$1] +([.A107] * ([.$G$1]+[.$G$2])/[.$G$3])" office:value-type="float" office:value="-4235.29411764706">
            <text:p>-4235.2941176471</text:p>
          </table:table-cell>
          <table:table-cell table:number-columns-repeated="5"/>
        </table:table-row>
        <table:table-row table:style-name="ro1">
          <table:table-cell office:value-type="float" office:value="106">
            <text:p>106</text:p>
          </table:table-cell>
          <table:table-cell table:formula="of:=-[.$G$1] +([.A108] * ([.$G$1]+[.$G$2])/[.$G$3])" office:value-type="float" office:value="-4180.39215686274">
            <text:p>-4180.3921568628</text:p>
          </table:table-cell>
          <table:table-cell table:number-columns-repeated="5"/>
        </table:table-row>
        <table:table-row table:style-name="ro1">
          <table:table-cell office:value-type="float" office:value="107">
            <text:p>107</text:p>
          </table:table-cell>
          <table:table-cell table:formula="of:=-[.$G$1] +([.A109] * ([.$G$1]+[.$G$2])/[.$G$3])" office:value-type="float" office:value="-4125.49019607843">
            <text:p>-4125.4901960784</text:p>
          </table:table-cell>
          <table:table-cell table:number-columns-repeated="5"/>
        </table:table-row>
        <table:table-row table:style-name="ro1">
          <table:table-cell office:value-type="float" office:value="108">
            <text:p>108</text:p>
          </table:table-cell>
          <table:table-cell table:formula="of:=-[.$G$1] +([.A110] * ([.$G$1]+[.$G$2])/[.$G$3])" office:value-type="float" office:value="-4070.58823529412">
            <text:p>-4070.5882352941</text:p>
          </table:table-cell>
          <table:table-cell table:number-columns-repeated="5"/>
        </table:table-row>
        <table:table-row table:style-name="ro1">
          <table:table-cell office:value-type="float" office:value="109">
            <text:p>109</text:p>
          </table:table-cell>
          <table:table-cell table:formula="of:=-[.$G$1] +([.A111] * ([.$G$1]+[.$G$2])/[.$G$3])" office:value-type="float" office:value="-4015.6862745098">
            <text:p>-4015.6862745098</text:p>
          </table:table-cell>
          <table:table-cell table:number-columns-repeated="5"/>
        </table:table-row>
        <table:table-row table:style-name="ro1">
          <table:table-cell office:value-type="float" office:value="110">
            <text:p>110</text:p>
          </table:table-cell>
          <table:table-cell table:formula="of:=-[.$G$1] +([.A112] * ([.$G$1]+[.$G$2])/[.$G$3])" office:value-type="float" office:value="-3960.78431372549">
            <text:p>-3960.7843137255</text:p>
          </table:table-cell>
          <table:table-cell table:number-columns-repeated="5"/>
        </table:table-row>
        <table:table-row table:style-name="ro1">
          <table:table-cell office:value-type="float" office:value="111">
            <text:p>111</text:p>
          </table:table-cell>
          <table:table-cell table:formula="of:=-[.$G$1] +([.A113] * ([.$G$1]+[.$G$2])/[.$G$3])" office:value-type="float" office:value="-3905.88235294118">
            <text:p>-3905.8823529412</text:p>
          </table:table-cell>
          <table:table-cell table:number-columns-repeated="5"/>
        </table:table-row>
        <table:table-row table:style-name="ro1">
          <table:table-cell office:value-type="float" office:value="112">
            <text:p>112</text:p>
          </table:table-cell>
          <table:table-cell table:formula="of:=-[.$G$1] +([.A114] * ([.$G$1]+[.$G$2])/[.$G$3])" office:value-type="float" office:value="-3850.98039215686">
            <text:p>-3850.9803921569</text:p>
          </table:table-cell>
          <table:table-cell table:number-columns-repeated="5"/>
        </table:table-row>
        <table:table-row table:style-name="ro1">
          <table:table-cell office:value-type="float" office:value="113">
            <text:p>113</text:p>
          </table:table-cell>
          <table:table-cell table:formula="of:=-[.$G$1] +([.A115] * ([.$G$1]+[.$G$2])/[.$G$3])" office:value-type="float" office:value="-3796.07843137255">
            <text:p>-3796.0784313726</text:p>
          </table:table-cell>
          <table:table-cell table:number-columns-repeated="5"/>
        </table:table-row>
        <table:table-row table:style-name="ro1">
          <table:table-cell office:value-type="float" office:value="114">
            <text:p>114</text:p>
          </table:table-cell>
          <table:table-cell table:formula="of:=-[.$G$1] +([.A116] * ([.$G$1]+[.$G$2])/[.$G$3])" office:value-type="float" office:value="-3741.17647058824">
            <text:p>-3741.1764705882</text:p>
          </table:table-cell>
          <table:table-cell table:number-columns-repeated="5"/>
        </table:table-row>
        <table:table-row table:style-name="ro1">
          <table:table-cell office:value-type="float" office:value="115">
            <text:p>115</text:p>
          </table:table-cell>
          <table:table-cell table:formula="of:=-[.$G$1] +([.A117] * ([.$G$1]+[.$G$2])/[.$G$3])" office:value-type="float" office:value="-3686.27450980392">
            <text:p>-3686.2745098039</text:p>
          </table:table-cell>
          <table:table-cell table:number-columns-repeated="5"/>
        </table:table-row>
        <table:table-row table:style-name="ro1">
          <table:table-cell office:value-type="float" office:value="116">
            <text:p>116</text:p>
          </table:table-cell>
          <table:table-cell table:formula="of:=-[.$G$1] +([.A118] * ([.$G$1]+[.$G$2])/[.$G$3])" office:value-type="float" office:value="-3631.37254901961">
            <text:p>-3631.3725490196</text:p>
          </table:table-cell>
          <table:table-cell table:number-columns-repeated="5"/>
        </table:table-row>
        <table:table-row table:style-name="ro1">
          <table:table-cell office:value-type="float" office:value="117">
            <text:p>117</text:p>
          </table:table-cell>
          <table:table-cell table:formula="of:=-[.$G$1] +([.A119] * ([.$G$1]+[.$G$2])/[.$G$3])" office:value-type="float" office:value="-3576.47058823529">
            <text:p>-3576.4705882353</text:p>
          </table:table-cell>
          <table:table-cell table:number-columns-repeated="5"/>
        </table:table-row>
        <table:table-row table:style-name="ro1">
          <table:table-cell office:value-type="float" office:value="118">
            <text:p>118</text:p>
          </table:table-cell>
          <table:table-cell table:formula="of:=-[.$G$1] +([.A120] * ([.$G$1]+[.$G$2])/[.$G$3])" office:value-type="float" office:value="-3521.56862745098">
            <text:p>-3521.568627451</text:p>
          </table:table-cell>
          <table:table-cell table:number-columns-repeated="5"/>
        </table:table-row>
        <table:table-row table:style-name="ro1">
          <table:table-cell office:value-type="float" office:value="119">
            <text:p>119</text:p>
          </table:table-cell>
          <table:table-cell table:formula="of:=-[.$G$1] +([.A121] * ([.$G$1]+[.$G$2])/[.$G$3])" office:value-type="float" office:value="-3466.66666666667">
            <text:p>-3466.6666666667</text:p>
          </table:table-cell>
          <table:table-cell table:number-columns-repeated="5"/>
        </table:table-row>
        <table:table-row table:style-name="ro1">
          <table:table-cell office:value-type="float" office:value="120">
            <text:p>120</text:p>
          </table:table-cell>
          <table:table-cell table:formula="of:=-[.$G$1] +([.A122] * ([.$G$1]+[.$G$2])/[.$G$3])" office:value-type="float" office:value="-3411.76470588235">
            <text:p>-3411.7647058824</text:p>
          </table:table-cell>
          <table:table-cell table:number-columns-repeated="5"/>
        </table:table-row>
        <table:table-row table:style-name="ro1">
          <table:table-cell office:value-type="float" office:value="121">
            <text:p>121</text:p>
          </table:table-cell>
          <table:table-cell table:formula="of:=-[.$G$1] +([.A123] * ([.$G$1]+[.$G$2])/[.$G$3])" office:value-type="float" office:value="-3356.86274509804">
            <text:p>-3356.862745098</text:p>
          </table:table-cell>
          <table:table-cell table:number-columns-repeated="5"/>
        </table:table-row>
        <table:table-row table:style-name="ro1">
          <table:table-cell office:value-type="float" office:value="122">
            <text:p>122</text:p>
          </table:table-cell>
          <table:table-cell table:formula="of:=-[.$G$1] +([.A124] * ([.$G$1]+[.$G$2])/[.$G$3])" office:value-type="float" office:value="-3301.96078431373">
            <text:p>-3301.9607843137</text:p>
          </table:table-cell>
          <table:table-cell table:number-columns-repeated="5"/>
        </table:table-row>
        <table:table-row table:style-name="ro1">
          <table:table-cell office:value-type="float" office:value="123">
            <text:p>123</text:p>
          </table:table-cell>
          <table:table-cell table:formula="of:=-[.$G$1] +([.A125] * ([.$G$1]+[.$G$2])/[.$G$3])" office:value-type="float" office:value="-3247.05882352941">
            <text:p>-3247.0588235294</text:p>
          </table:table-cell>
          <table:table-cell table:number-columns-repeated="5"/>
        </table:table-row>
        <table:table-row table:style-name="ro1">
          <table:table-cell office:value-type="float" office:value="124">
            <text:p>124</text:p>
          </table:table-cell>
          <table:table-cell table:formula="of:=-[.$G$1] +([.A126] * ([.$G$1]+[.$G$2])/[.$G$3])" office:value-type="float" office:value="-3192.1568627451">
            <text:p>-3192.1568627451</text:p>
          </table:table-cell>
          <table:table-cell table:number-columns-repeated="5"/>
        </table:table-row>
        <table:table-row table:style-name="ro1">
          <table:table-cell office:value-type="float" office:value="125">
            <text:p>125</text:p>
          </table:table-cell>
          <table:table-cell table:formula="of:=-[.$G$1] +([.A127] * ([.$G$1]+[.$G$2])/[.$G$3])" office:value-type="float" office:value="-3137.25490196078">
            <text:p>-3137.2549019608</text:p>
          </table:table-cell>
          <table:table-cell table:number-columns-repeated="5"/>
        </table:table-row>
        <table:table-row table:style-name="ro1">
          <table:table-cell office:value-type="float" office:value="126">
            <text:p>126</text:p>
          </table:table-cell>
          <table:table-cell table:formula="of:=-[.$G$1] +([.A128] * ([.$G$1]+[.$G$2])/[.$G$3])" office:value-type="float" office:value="-3082.35294117647">
            <text:p>-3082.3529411765</text:p>
          </table:table-cell>
          <table:table-cell table:number-columns-repeated="5"/>
        </table:table-row>
        <table:table-row table:style-name="ro1">
          <table:table-cell office:value-type="float" office:value="127">
            <text:p>127</text:p>
          </table:table-cell>
          <table:table-cell table:formula="of:=-[.$G$1] +([.A129] * ([.$G$1]+[.$G$2])/[.$G$3])" office:value-type="float" office:value="-3027.45098039216">
            <text:p>-3027.4509803922</text:p>
          </table:table-cell>
          <table:table-cell table:number-columns-repeated="5"/>
        </table:table-row>
        <table:table-row table:style-name="ro1">
          <table:table-cell office:value-type="float" office:value="128">
            <text:p>128</text:p>
          </table:table-cell>
          <table:table-cell table:formula="of:=-[.$G$1] +([.A130] * ([.$G$1]+[.$G$2])/[.$G$3])" office:value-type="float" office:value="-2972.54901960784">
            <text:p>-2972.5490196079</text:p>
          </table:table-cell>
          <table:table-cell table:number-columns-repeated="5"/>
        </table:table-row>
        <table:table-row table:style-name="ro1">
          <table:table-cell office:value-type="float" office:value="129">
            <text:p>129</text:p>
          </table:table-cell>
          <table:table-cell table:formula="of:=-[.$G$1] +([.A131] * ([.$G$1]+[.$G$2])/[.$G$3])" office:value-type="float" office:value="-2917.64705882353">
            <text:p>-2917.6470588235</text:p>
          </table:table-cell>
          <table:table-cell table:number-columns-repeated="5"/>
        </table:table-row>
        <table:table-row table:style-name="ro1">
          <table:table-cell office:value-type="float" office:value="130">
            <text:p>130</text:p>
          </table:table-cell>
          <table:table-cell table:formula="of:=-[.$G$1] +([.A132] * ([.$G$1]+[.$G$2])/[.$G$3])" office:value-type="float" office:value="-2862.74509803922">
            <text:p>-2862.7450980392</text:p>
          </table:table-cell>
          <table:table-cell table:number-columns-repeated="5"/>
        </table:table-row>
        <table:table-row table:style-name="ro1">
          <table:table-cell office:value-type="float" office:value="131">
            <text:p>131</text:p>
          </table:table-cell>
          <table:table-cell table:formula="of:=-[.$G$1] +([.A133] * ([.$G$1]+[.$G$2])/[.$G$3])" office:value-type="float" office:value="-2807.8431372549">
            <text:p>-2807.8431372549</text:p>
          </table:table-cell>
          <table:table-cell table:number-columns-repeated="5"/>
        </table:table-row>
        <table:table-row table:style-name="ro1">
          <table:table-cell office:value-type="float" office:value="132">
            <text:p>132</text:p>
          </table:table-cell>
          <table:table-cell table:formula="of:=-[.$G$1] +([.A134] * ([.$G$1]+[.$G$2])/[.$G$3])" office:value-type="float" office:value="-2752.94117647059">
            <text:p>-2752.9411764706</text:p>
          </table:table-cell>
          <table:table-cell table:number-columns-repeated="5"/>
        </table:table-row>
        <table:table-row table:style-name="ro1">
          <table:table-cell office:value-type="float" office:value="133">
            <text:p>133</text:p>
          </table:table-cell>
          <table:table-cell table:formula="of:=-[.$G$1] +([.A135] * ([.$G$1]+[.$G$2])/[.$G$3])" office:value-type="float" office:value="-2698.03921568627">
            <text:p>-2698.0392156863</text:p>
          </table:table-cell>
          <table:table-cell table:number-columns-repeated="5"/>
        </table:table-row>
        <table:table-row table:style-name="ro1">
          <table:table-cell office:value-type="float" office:value="134">
            <text:p>134</text:p>
          </table:table-cell>
          <table:table-cell table:formula="of:=-[.$G$1] +([.A136] * ([.$G$1]+[.$G$2])/[.$G$3])" office:value-type="float" office:value="-2643.13725490196">
            <text:p>-2643.137254902</text:p>
          </table:table-cell>
          <table:table-cell table:number-columns-repeated="5"/>
        </table:table-row>
        <table:table-row table:style-name="ro1">
          <table:table-cell office:value-type="float" office:value="135">
            <text:p>135</text:p>
          </table:table-cell>
          <table:table-cell table:formula="of:=-[.$G$1] +([.A137] * ([.$G$1]+[.$G$2])/[.$G$3])" office:value-type="float" office:value="-2588.23529411765">
            <text:p>-2588.2352941177</text:p>
          </table:table-cell>
          <table:table-cell table:number-columns-repeated="5"/>
        </table:table-row>
        <table:table-row table:style-name="ro1">
          <table:table-cell office:value-type="float" office:value="136">
            <text:p>136</text:p>
          </table:table-cell>
          <table:table-cell table:formula="of:=-[.$G$1] +([.A138] * ([.$G$1]+[.$G$2])/[.$G$3])" office:value-type="float" office:value="-2533.33333333333">
            <text:p>-2533.3333333333</text:p>
          </table:table-cell>
          <table:table-cell table:number-columns-repeated="5"/>
        </table:table-row>
        <table:table-row table:style-name="ro1">
          <table:table-cell office:value-type="float" office:value="137">
            <text:p>137</text:p>
          </table:table-cell>
          <table:table-cell table:formula="of:=-[.$G$1] +([.A139] * ([.$G$1]+[.$G$2])/[.$G$3])" office:value-type="float" office:value="-2478.43137254902">
            <text:p>-2478.431372549</text:p>
          </table:table-cell>
          <table:table-cell table:number-columns-repeated="5"/>
        </table:table-row>
        <table:table-row table:style-name="ro1">
          <table:table-cell office:value-type="float" office:value="138">
            <text:p>138</text:p>
          </table:table-cell>
          <table:table-cell table:formula="of:=-[.$G$1] +([.A140] * ([.$G$1]+[.$G$2])/[.$G$3])" office:value-type="float" office:value="-2423.52941176471">
            <text:p>-2423.5294117647</text:p>
          </table:table-cell>
          <table:table-cell table:number-columns-repeated="5"/>
        </table:table-row>
        <table:table-row table:style-name="ro1">
          <table:table-cell office:value-type="float" office:value="139">
            <text:p>139</text:p>
          </table:table-cell>
          <table:table-cell table:formula="of:=-[.$G$1] +([.A141] * ([.$G$1]+[.$G$2])/[.$G$3])" office:value-type="float" office:value="-2368.62745098039">
            <text:p>-2368.6274509804</text:p>
          </table:table-cell>
          <table:table-cell table:number-columns-repeated="5"/>
        </table:table-row>
        <table:table-row table:style-name="ro1">
          <table:table-cell office:value-type="float" office:value="140">
            <text:p>140</text:p>
          </table:table-cell>
          <table:table-cell table:formula="of:=-[.$G$1] +([.A142] * ([.$G$1]+[.$G$2])/[.$G$3])" office:value-type="float" office:value="-2313.72549019608">
            <text:p>-2313.7254901961</text:p>
          </table:table-cell>
          <table:table-cell table:number-columns-repeated="5"/>
        </table:table-row>
        <table:table-row table:style-name="ro1">
          <table:table-cell office:value-type="float" office:value="141">
            <text:p>141</text:p>
          </table:table-cell>
          <table:table-cell table:formula="of:=-[.$G$1] +([.A143] * ([.$G$1]+[.$G$2])/[.$G$3])" office:value-type="float" office:value="-2258.82352941176">
            <text:p>-2258.8235294118</text:p>
          </table:table-cell>
          <table:table-cell table:number-columns-repeated="5"/>
        </table:table-row>
        <table:table-row table:style-name="ro1">
          <table:table-cell office:value-type="float" office:value="142">
            <text:p>142</text:p>
          </table:table-cell>
          <table:table-cell table:formula="of:=-[.$G$1] +([.A144] * ([.$G$1]+[.$G$2])/[.$G$3])" office:value-type="float" office:value="-2203.92156862745">
            <text:p>-2203.9215686275</text:p>
          </table:table-cell>
          <table:table-cell table:number-columns-repeated="5"/>
        </table:table-row>
        <table:table-row table:style-name="ro1">
          <table:table-cell office:value-type="float" office:value="143">
            <text:p>143</text:p>
          </table:table-cell>
          <table:table-cell table:formula="of:=-[.$G$1] +([.A145] * ([.$G$1]+[.$G$2])/[.$G$3])" office:value-type="float" office:value="-2149.01960784314">
            <text:p>-2149.0196078431</text:p>
          </table:table-cell>
          <table:table-cell table:number-columns-repeated="5"/>
        </table:table-row>
        <table:table-row table:style-name="ro1">
          <table:table-cell office:value-type="float" office:value="144">
            <text:p>144</text:p>
          </table:table-cell>
          <table:table-cell table:formula="of:=-[.$G$1] +([.A146] * ([.$G$1]+[.$G$2])/[.$G$3])" office:value-type="float" office:value="-2094.11764705882">
            <text:p>-2094.1176470588</text:p>
          </table:table-cell>
          <table:table-cell table:number-columns-repeated="5"/>
        </table:table-row>
        <table:table-row table:style-name="ro1">
          <table:table-cell office:value-type="float" office:value="145">
            <text:p>145</text:p>
          </table:table-cell>
          <table:table-cell table:formula="of:=-[.$G$1] +([.A147] * ([.$G$1]+[.$G$2])/[.$G$3])" office:value-type="float" office:value="-2039.21568627451">
            <text:p>-2039.2156862745</text:p>
          </table:table-cell>
          <table:table-cell table:number-columns-repeated="5"/>
        </table:table-row>
        <table:table-row table:style-name="ro1">
          <table:table-cell office:value-type="float" office:value="146">
            <text:p>146</text:p>
          </table:table-cell>
          <table:table-cell table:formula="of:=-[.$G$1] +([.A148] * ([.$G$1]+[.$G$2])/[.$G$3])" office:value-type="float" office:value="-1984.3137254902">
            <text:p>-1984.3137254902</text:p>
          </table:table-cell>
          <table:table-cell table:number-columns-repeated="5"/>
        </table:table-row>
        <table:table-row table:style-name="ro1">
          <table:table-cell office:value-type="float" office:value="147">
            <text:p>147</text:p>
          </table:table-cell>
          <table:table-cell table:formula="of:=-[.$G$1] +([.A149] * ([.$G$1]+[.$G$2])/[.$G$3])" office:value-type="float" office:value="-1929.41176470588">
            <text:p>-1929.4117647059</text:p>
          </table:table-cell>
          <table:table-cell table:number-columns-repeated="5"/>
        </table:table-row>
        <table:table-row table:style-name="ro1">
          <table:table-cell office:value-type="float" office:value="148">
            <text:p>148</text:p>
          </table:table-cell>
          <table:table-cell table:formula="of:=-[.$G$1] +([.A150] * ([.$G$1]+[.$G$2])/[.$G$3])" office:value-type="float" office:value="-1874.50980392157">
            <text:p>-1874.5098039216</text:p>
          </table:table-cell>
          <table:table-cell table:number-columns-repeated="5"/>
        </table:table-row>
        <table:table-row table:style-name="ro1">
          <table:table-cell office:value-type="float" office:value="149">
            <text:p>149</text:p>
          </table:table-cell>
          <table:table-cell table:formula="of:=-[.$G$1] +([.A151] * ([.$G$1]+[.$G$2])/[.$G$3])" office:value-type="float" office:value="-1819.60784313726">
            <text:p>-1819.6078431373</text:p>
          </table:table-cell>
          <table:table-cell table:number-columns-repeated="5"/>
        </table:table-row>
        <table:table-row table:style-name="ro1">
          <table:table-cell office:value-type="float" office:value="150">
            <text:p>150</text:p>
          </table:table-cell>
          <table:table-cell table:formula="of:=-[.$G$1] +([.A152] * ([.$G$1]+[.$G$2])/[.$G$3])" office:value-type="float" office:value="-1764.70588235294">
            <text:p>-1764.7058823529</text:p>
          </table:table-cell>
          <table:table-cell table:number-columns-repeated="5"/>
        </table:table-row>
        <table:table-row table:style-name="ro1">
          <table:table-cell office:value-type="float" office:value="151">
            <text:p>151</text:p>
          </table:table-cell>
          <table:table-cell table:formula="of:=-[.$G$1] +([.A153] * ([.$G$1]+[.$G$2])/[.$G$3])" office:value-type="float" office:value="-1709.80392156863">
            <text:p>-1709.8039215686</text:p>
          </table:table-cell>
          <table:table-cell table:number-columns-repeated="5"/>
        </table:table-row>
        <table:table-row table:style-name="ro1">
          <table:table-cell office:value-type="float" office:value="152">
            <text:p>152</text:p>
          </table:table-cell>
          <table:table-cell table:formula="of:=-[.$G$1] +([.A154] * ([.$G$1]+[.$G$2])/[.$G$3])" office:value-type="float" office:value="-1654.90196078431">
            <text:p>-1654.9019607843</text:p>
          </table:table-cell>
          <table:table-cell table:number-columns-repeated="5"/>
        </table:table-row>
        <table:table-row table:style-name="ro1">
          <table:table-cell office:value-type="float" office:value="153">
            <text:p>153</text:p>
          </table:table-cell>
          <table:table-cell table:formula="of:=-[.$G$1] +([.A155] * ([.$G$1]+[.$G$2])/[.$G$3])" office:value-type="float" office:value="-1600">
            <text:p>-1600</text:p>
          </table:table-cell>
          <table:table-cell table:number-columns-repeated="5"/>
        </table:table-row>
        <table:table-row table:style-name="ro1">
          <table:table-cell office:value-type="float" office:value="154">
            <text:p>154</text:p>
          </table:table-cell>
          <table:table-cell table:formula="of:=-[.$G$1] +([.A156] * ([.$G$1]+[.$G$2])/[.$G$3])" office:value-type="float" office:value="-1545.09803921569">
            <text:p>-1545.0980392157</text:p>
          </table:table-cell>
          <table:table-cell table:number-columns-repeated="5"/>
        </table:table-row>
        <table:table-row table:style-name="ro1">
          <table:table-cell office:value-type="float" office:value="155">
            <text:p>155</text:p>
          </table:table-cell>
          <table:table-cell table:formula="of:=-[.$G$1] +([.A157] * ([.$G$1]+[.$G$2])/[.$G$3])" office:value-type="float" office:value="-1490.19607843137">
            <text:p>-1490.1960784314</text:p>
          </table:table-cell>
          <table:table-cell table:number-columns-repeated="5"/>
        </table:table-row>
        <table:table-row table:style-name="ro1">
          <table:table-cell office:value-type="float" office:value="156">
            <text:p>156</text:p>
          </table:table-cell>
          <table:table-cell table:formula="of:=-[.$G$1] +([.A158] * ([.$G$1]+[.$G$2])/[.$G$3])" office:value-type="float" office:value="-1435.29411764706">
            <text:p>-1435.2941176471</text:p>
          </table:table-cell>
          <table:table-cell table:number-columns-repeated="5"/>
        </table:table-row>
        <table:table-row table:style-name="ro1">
          <table:table-cell office:value-type="float" office:value="157">
            <text:p>157</text:p>
          </table:table-cell>
          <table:table-cell table:formula="of:=-[.$G$1] +([.A159] * ([.$G$1]+[.$G$2])/[.$G$3])" office:value-type="float" office:value="-1380.39215686274">
            <text:p>-1380.3921568628</text:p>
          </table:table-cell>
          <table:table-cell table:number-columns-repeated="5"/>
        </table:table-row>
        <table:table-row table:style-name="ro1">
          <table:table-cell office:value-type="float" office:value="158">
            <text:p>158</text:p>
          </table:table-cell>
          <table:table-cell table:formula="of:=-[.$G$1] +([.A160] * ([.$G$1]+[.$G$2])/[.$G$3])" office:value-type="float" office:value="-1325.49019607843">
            <text:p>-1325.4901960784</text:p>
          </table:table-cell>
          <table:table-cell table:number-columns-repeated="5"/>
        </table:table-row>
        <table:table-row table:style-name="ro1">
          <table:table-cell office:value-type="float" office:value="159">
            <text:p>159</text:p>
          </table:table-cell>
          <table:table-cell table:formula="of:=-[.$G$1] +([.A161] * ([.$G$1]+[.$G$2])/[.$G$3])" office:value-type="float" office:value="-1270.58823529412">
            <text:p>-1270.5882352941</text:p>
          </table:table-cell>
          <table:table-cell table:number-columns-repeated="5"/>
        </table:table-row>
        <table:table-row table:style-name="ro1">
          <table:table-cell office:value-type="float" office:value="160">
            <text:p>160</text:p>
          </table:table-cell>
          <table:table-cell table:formula="of:=-[.$G$1] +([.A162] * ([.$G$1]+[.$G$2])/[.$G$3])" office:value-type="float" office:value="-1215.6862745098">
            <text:p>-1215.6862745098</text:p>
          </table:table-cell>
          <table:table-cell table:number-columns-repeated="5"/>
        </table:table-row>
        <table:table-row table:style-name="ro1">
          <table:table-cell office:value-type="float" office:value="161">
            <text:p>161</text:p>
          </table:table-cell>
          <table:table-cell table:formula="of:=-[.$G$1] +([.A163] * ([.$G$1]+[.$G$2])/[.$G$3])" office:value-type="float" office:value="-1160.78431372549">
            <text:p>-1160.7843137255</text:p>
          </table:table-cell>
          <table:table-cell table:number-columns-repeated="5"/>
        </table:table-row>
        <table:table-row table:style-name="ro1">
          <table:table-cell office:value-type="float" office:value="162">
            <text:p>162</text:p>
          </table:table-cell>
          <table:table-cell table:formula="of:=-[.$G$1] +([.A164] * ([.$G$1]+[.$G$2])/[.$G$3])" office:value-type="float" office:value="-1105.88235294118">
            <text:p>-1105.8823529412</text:p>
          </table:table-cell>
          <table:table-cell table:number-columns-repeated="5"/>
        </table:table-row>
        <table:table-row table:style-name="ro1">
          <table:table-cell office:value-type="float" office:value="163">
            <text:p>163</text:p>
          </table:table-cell>
          <table:table-cell table:formula="of:=-[.$G$1] +([.A165] * ([.$G$1]+[.$G$2])/[.$G$3])" office:value-type="float" office:value="-1050.98039215686">
            <text:p>-1050.9803921569</text:p>
          </table:table-cell>
          <table:table-cell table:number-columns-repeated="5"/>
        </table:table-row>
        <table:table-row table:style-name="ro1">
          <table:table-cell office:value-type="float" office:value="164">
            <text:p>164</text:p>
          </table:table-cell>
          <table:table-cell table:formula="of:=-[.$G$1] +([.A166] * ([.$G$1]+[.$G$2])/[.$G$3])" office:value-type="float" office:value="-996.078431372549">
            <text:p>-996.0784313725</text:p>
          </table:table-cell>
          <table:table-cell table:number-columns-repeated="5"/>
        </table:table-row>
        <table:table-row table:style-name="ro1">
          <table:table-cell office:value-type="float" office:value="165">
            <text:p>165</text:p>
          </table:table-cell>
          <table:table-cell table:formula="of:=-[.$G$1] +([.A167] * ([.$G$1]+[.$G$2])/[.$G$3])" office:value-type="float" office:value="-941.176470588236">
            <text:p>-941.1764705882</text:p>
          </table:table-cell>
          <table:table-cell table:number-columns-repeated="5"/>
        </table:table-row>
        <table:table-row table:style-name="ro1">
          <table:table-cell office:value-type="float" office:value="166">
            <text:p>166</text:p>
          </table:table-cell>
          <table:table-cell table:formula="of:=-[.$G$1] +([.A168] * ([.$G$1]+[.$G$2])/[.$G$3])" office:value-type="float" office:value="-886.274509803921">
            <text:p>-886.2745098039</text:p>
          </table:table-cell>
          <table:table-cell table:number-columns-repeated="5"/>
        </table:table-row>
        <table:table-row table:style-name="ro1">
          <table:table-cell office:value-type="float" office:value="167">
            <text:p>167</text:p>
          </table:table-cell>
          <table:table-cell table:formula="of:=-[.$G$1] +([.A169] * ([.$G$1]+[.$G$2])/[.$G$3])" office:value-type="float" office:value="-831.372549019608">
            <text:p>-831.3725490196</text:p>
          </table:table-cell>
          <table:table-cell table:number-columns-repeated="5"/>
        </table:table-row>
        <table:table-row table:style-name="ro1">
          <table:table-cell office:value-type="float" office:value="168">
            <text:p>168</text:p>
          </table:table-cell>
          <table:table-cell table:formula="of:=-[.$G$1] +([.A170] * ([.$G$1]+[.$G$2])/[.$G$3])" office:value-type="float" office:value="-776.470588235294">
            <text:p>-776.4705882353</text:p>
          </table:table-cell>
          <table:table-cell table:number-columns-repeated="5"/>
        </table:table-row>
        <table:table-row table:style-name="ro1">
          <table:table-cell office:value-type="float" office:value="169">
            <text:p>169</text:p>
          </table:table-cell>
          <table:table-cell table:formula="of:=-[.$G$1] +([.A171] * ([.$G$1]+[.$G$2])/[.$G$3])" office:value-type="float" office:value="-721.568627450981">
            <text:p>-721.568627451</text:p>
          </table:table-cell>
          <table:table-cell table:number-columns-repeated="5"/>
        </table:table-row>
        <table:table-row table:style-name="ro1">
          <table:table-cell office:value-type="float" office:value="170">
            <text:p>170</text:p>
          </table:table-cell>
          <table:table-cell table:formula="of:=-[.$G$1] +([.A172] * ([.$G$1]+[.$G$2])/[.$G$3])" office:value-type="float" office:value="-666.666666666666">
            <text:p>-666.6666666667</text:p>
          </table:table-cell>
          <table:table-cell table:number-columns-repeated="5"/>
        </table:table-row>
        <table:table-row table:style-name="ro1">
          <table:table-cell office:value-type="float" office:value="171">
            <text:p>171</text:p>
          </table:table-cell>
          <table:table-cell table:formula="of:=-[.$G$1] +([.A173] * ([.$G$1]+[.$G$2])/[.$G$3])" office:value-type="float" office:value="-611.764705882353">
            <text:p>-611.7647058824</text:p>
          </table:table-cell>
          <table:table-cell table:number-columns-repeated="5"/>
        </table:table-row>
        <table:table-row table:style-name="ro1">
          <table:table-cell office:value-type="float" office:value="172">
            <text:p>172</text:p>
          </table:table-cell>
          <table:table-cell table:formula="of:=-[.$G$1] +([.A174] * ([.$G$1]+[.$G$2])/[.$G$3])" office:value-type="float" office:value="-556.862745098038">
            <text:p>-556.862745098</text:p>
          </table:table-cell>
          <table:table-cell table:number-columns-repeated="5"/>
        </table:table-row>
        <table:table-row table:style-name="ro1">
          <table:table-cell office:value-type="float" office:value="173">
            <text:p>173</text:p>
          </table:table-cell>
          <table:table-cell table:formula="of:=-[.$G$1] +([.A175] * ([.$G$1]+[.$G$2])/[.$G$3])" office:value-type="float" office:value="-501.960784313726">
            <text:p>-501.9607843137</text:p>
          </table:table-cell>
          <table:table-cell table:number-columns-repeated="5"/>
        </table:table-row>
        <table:table-row table:style-name="ro1">
          <table:table-cell office:value-type="float" office:value="174">
            <text:p>174</text:p>
          </table:table-cell>
          <table:table-cell table:formula="of:=-[.$G$1] +([.A176] * ([.$G$1]+[.$G$2])/[.$G$3])" office:value-type="float" office:value="-447.058823529413">
            <text:p>-447.0588235294</text:p>
          </table:table-cell>
          <table:table-cell table:number-columns-repeated="5"/>
        </table:table-row>
        <table:table-row table:style-name="ro1">
          <table:table-cell office:value-type="float" office:value="175">
            <text:p>175</text:p>
          </table:table-cell>
          <table:table-cell table:formula="of:=-[.$G$1] +([.A177] * ([.$G$1]+[.$G$2])/[.$G$3])" office:value-type="float" office:value="-392.156862745098">
            <text:p>-392.1568627451</text:p>
          </table:table-cell>
          <table:table-cell table:number-columns-repeated="5"/>
        </table:table-row>
        <table:table-row table:style-name="ro1">
          <table:table-cell office:value-type="float" office:value="176">
            <text:p>176</text:p>
          </table:table-cell>
          <table:table-cell table:formula="of:=-[.$G$1] +([.A178] * ([.$G$1]+[.$G$2])/[.$G$3])" office:value-type="float" office:value="-337.254901960785">
            <text:p>-337.2549019608</text:p>
          </table:table-cell>
          <table:table-cell table:number-columns-repeated="5"/>
        </table:table-row>
        <table:table-row table:style-name="ro1">
          <table:table-cell office:value-type="float" office:value="177">
            <text:p>177</text:p>
          </table:table-cell>
          <table:table-cell table:formula="of:=-[.$G$1] +([.A179] * ([.$G$1]+[.$G$2])/[.$G$3])" office:value-type="float" office:value="-282.35294117647">
            <text:p>-282.3529411765</text:p>
          </table:table-cell>
          <table:table-cell table:number-columns-repeated="5"/>
        </table:table-row>
        <table:table-row table:style-name="ro1">
          <table:table-cell office:value-type="float" office:value="178">
            <text:p>178</text:p>
          </table:table-cell>
          <table:table-cell table:formula="of:=-[.$G$1] +([.A180] * ([.$G$1]+[.$G$2])/[.$G$3])" office:value-type="float" office:value="-227.450980392157">
            <text:p>-227.4509803922</text:p>
          </table:table-cell>
          <table:table-cell table:number-columns-repeated="5"/>
        </table:table-row>
        <table:table-row table:style-name="ro1">
          <table:table-cell office:value-type="float" office:value="179">
            <text:p>179</text:p>
          </table:table-cell>
          <table:table-cell table:formula="of:=-[.$G$1] +([.A181] * ([.$G$1]+[.$G$2])/[.$G$3])" office:value-type="float" office:value="-172.549019607843">
            <text:p>-172.5490196078</text:p>
          </table:table-cell>
          <table:table-cell table:number-columns-repeated="5"/>
        </table:table-row>
        <table:table-row table:style-name="ro1">
          <table:table-cell office:value-type="float" office:value="180">
            <text:p>180</text:p>
          </table:table-cell>
          <table:table-cell table:formula="of:=-[.$G$1] +([.A182] * ([.$G$1]+[.$G$2])/[.$G$3])" office:value-type="float" office:value="-117.64705882353">
            <text:p>-117.6470588235</text:p>
          </table:table-cell>
          <table:table-cell table:number-columns-repeated="5"/>
        </table:table-row>
        <table:table-row table:style-name="ro1">
          <table:table-cell office:value-type="float" office:value="181">
            <text:p>181</text:p>
          </table:table-cell>
          <table:table-cell table:formula="of:=-[.$G$1] +([.A183] * ([.$G$1]+[.$G$2])/[.$G$3])" office:value-type="float" office:value="-62.745098039215">
            <text:p>-62.7450980392</text:p>
          </table:table-cell>
          <table:table-cell table:number-columns-repeated="5"/>
        </table:table-row>
        <table:table-row table:style-name="ro1">
          <table:table-cell office:value-type="float" office:value="182">
            <text:p>182</text:p>
          </table:table-cell>
          <table:table-cell table:formula="of:=-[.$G$1] +([.A184] * ([.$G$1]+[.$G$2])/[.$G$3])" office:value-type="float" office:value="-7.8431372549021">
            <text:p>-7.8431372549</text:p>
          </table:table-cell>
          <table:table-cell table:number-columns-repeated="5"/>
        </table:table-row>
        <table:table-row table:style-name="ro1">
          <table:table-cell office:value-type="float" office:value="183">
            <text:p>183</text:p>
          </table:table-cell>
          <table:table-cell table:formula="of:=-[.$G$1] +([.A185] * ([.$G$1]+[.$G$2])/[.$G$3])" office:value-type="float" office:value="47.0588235294126">
            <text:p>47.0588235294</text:p>
          </table:table-cell>
          <table:table-cell table:number-columns-repeated="5"/>
        </table:table-row>
        <table:table-row table:style-name="ro1">
          <table:table-cell office:value-type="float" office:value="184">
            <text:p>184</text:p>
          </table:table-cell>
          <table:table-cell table:formula="of:=-[.$G$1] +([.A186] * ([.$G$1]+[.$G$2])/[.$G$3])" office:value-type="float" office:value="101.960784313726">
            <text:p>101.9607843137</text:p>
          </table:table-cell>
          <table:table-cell table:number-columns-repeated="5"/>
        </table:table-row>
        <table:table-row table:style-name="ro1">
          <table:table-cell office:value-type="float" office:value="185">
            <text:p>185</text:p>
          </table:table-cell>
          <table:table-cell table:formula="of:=-[.$G$1] +([.A187] * ([.$G$1]+[.$G$2])/[.$G$3])" office:value-type="float" office:value="156.862745098038">
            <text:p>156.862745098</text:p>
          </table:table-cell>
          <table:table-cell table:number-columns-repeated="5"/>
        </table:table-row>
        <table:table-row table:style-name="ro1">
          <table:table-cell office:value-type="float" office:value="186">
            <text:p>186</text:p>
          </table:table-cell>
          <table:table-cell table:formula="of:=-[.$G$1] +([.A188] * ([.$G$1]+[.$G$2])/[.$G$3])" office:value-type="float" office:value="211.764705882353">
            <text:p>211.7647058824</text:p>
          </table:table-cell>
          <table:table-cell table:number-columns-repeated="5"/>
        </table:table-row>
        <table:table-row table:style-name="ro1">
          <table:table-cell office:value-type="float" office:value="187">
            <text:p>187</text:p>
          </table:table-cell>
          <table:table-cell table:formula="of:=-[.$G$1] +([.A189] * ([.$G$1]+[.$G$2])/[.$G$3])" office:value-type="float" office:value="266.666666666666">
            <text:p>266.6666666667</text:p>
          </table:table-cell>
          <table:table-cell table:number-columns-repeated="5"/>
        </table:table-row>
        <table:table-row table:style-name="ro1">
          <table:table-cell office:value-type="float" office:value="188">
            <text:p>188</text:p>
          </table:table-cell>
          <table:table-cell table:formula="of:=-[.$G$1] +([.A190] * ([.$G$1]+[.$G$2])/[.$G$3])" office:value-type="float" office:value="321.568627450981">
            <text:p>321.568627451</text:p>
          </table:table-cell>
          <table:table-cell table:number-columns-repeated="5"/>
        </table:table-row>
        <table:table-row table:style-name="ro1">
          <table:table-cell office:value-type="float" office:value="189">
            <text:p>189</text:p>
          </table:table-cell>
          <table:table-cell table:formula="of:=-[.$G$1] +([.A191] * ([.$G$1]+[.$G$2])/[.$G$3])" office:value-type="float" office:value="376.470588235294">
            <text:p>376.4705882353</text:p>
          </table:table-cell>
          <table:table-cell table:number-columns-repeated="5"/>
        </table:table-row>
        <table:table-row table:style-name="ro1">
          <table:table-cell office:value-type="float" office:value="190">
            <text:p>190</text:p>
          </table:table-cell>
          <table:table-cell table:formula="of:=-[.$G$1] +([.A192] * ([.$G$1]+[.$G$2])/[.$G$3])" office:value-type="float" office:value="431.372549019608">
            <text:p>431.3725490196</text:p>
          </table:table-cell>
          <table:table-cell table:number-columns-repeated="5"/>
        </table:table-row>
        <table:table-row table:style-name="ro1">
          <table:table-cell office:value-type="float" office:value="191">
            <text:p>191</text:p>
          </table:table-cell>
          <table:table-cell table:formula="of:=-[.$G$1] +([.A193] * ([.$G$1]+[.$G$2])/[.$G$3])" office:value-type="float" office:value="486.274509803921">
            <text:p>486.2745098039</text:p>
          </table:table-cell>
          <table:table-cell table:number-columns-repeated="5"/>
        </table:table-row>
        <table:table-row table:style-name="ro1">
          <table:table-cell office:value-type="float" office:value="192">
            <text:p>192</text:p>
          </table:table-cell>
          <table:table-cell table:formula="of:=-[.$G$1] +([.A194] * ([.$G$1]+[.$G$2])/[.$G$3])" office:value-type="float" office:value="541.176470588236">
            <text:p>541.1764705882</text:p>
          </table:table-cell>
          <table:table-cell table:number-columns-repeated="5"/>
        </table:table-row>
        <table:table-row table:style-name="ro1">
          <table:table-cell office:value-type="float" office:value="193">
            <text:p>193</text:p>
          </table:table-cell>
          <table:table-cell table:formula="of:=-[.$G$1] +([.A195] * ([.$G$1]+[.$G$2])/[.$G$3])" office:value-type="float" office:value="596.078431372549">
            <text:p>596.0784313725</text:p>
          </table:table-cell>
          <table:table-cell table:number-columns-repeated="5"/>
        </table:table-row>
        <table:table-row table:style-name="ro1">
          <table:table-cell office:value-type="float" office:value="194">
            <text:p>194</text:p>
          </table:table-cell>
          <table:table-cell table:formula="of:=-[.$G$1] +([.A196] * ([.$G$1]+[.$G$2])/[.$G$3])" office:value-type="float" office:value="650.980392156862">
            <text:p>650.9803921569</text:p>
          </table:table-cell>
          <table:table-cell table:number-columns-repeated="5"/>
        </table:table-row>
        <table:table-row table:style-name="ro1">
          <table:table-cell office:value-type="float" office:value="195">
            <text:p>195</text:p>
          </table:table-cell>
          <table:table-cell table:formula="of:=-[.$G$1] +([.A197] * ([.$G$1]+[.$G$2])/[.$G$3])" office:value-type="float" office:value="705.882352941177">
            <text:p>705.8823529412</text:p>
          </table:table-cell>
          <table:table-cell table:number-columns-repeated="5"/>
        </table:table-row>
        <table:table-row table:style-name="ro1">
          <table:table-cell office:value-type="float" office:value="196">
            <text:p>196</text:p>
          </table:table-cell>
          <table:table-cell table:formula="of:=-[.$G$1] +([.A198] * ([.$G$1]+[.$G$2])/[.$G$3])" office:value-type="float" office:value="760.784313725489">
            <text:p>760.7843137255</text:p>
          </table:table-cell>
          <table:table-cell table:number-columns-repeated="5"/>
        </table:table-row>
        <table:table-row table:style-name="ro1">
          <table:table-cell office:value-type="float" office:value="197">
            <text:p>197</text:p>
          </table:table-cell>
          <table:table-cell table:formula="of:=-[.$G$1] +([.A199] * ([.$G$1]+[.$G$2])/[.$G$3])" office:value-type="float" office:value="815.686274509804">
            <text:p>815.6862745098</text:p>
          </table:table-cell>
          <table:table-cell table:number-columns-repeated="5"/>
        </table:table-row>
        <table:table-row table:style-name="ro1">
          <table:table-cell office:value-type="float" office:value="198">
            <text:p>198</text:p>
          </table:table-cell>
          <table:table-cell table:formula="of:=-[.$G$1] +([.A200] * ([.$G$1]+[.$G$2])/[.$G$3])" office:value-type="float" office:value="870.588235294117">
            <text:p>870.5882352941</text:p>
          </table:table-cell>
          <table:table-cell table:number-columns-repeated="5"/>
        </table:table-row>
        <table:table-row table:style-name="ro1">
          <table:table-cell office:value-type="float" office:value="199">
            <text:p>199</text:p>
          </table:table-cell>
          <table:table-cell table:formula="of:=-[.$G$1] +([.A201] * ([.$G$1]+[.$G$2])/[.$G$3])" office:value-type="float" office:value="925.490196078432">
            <text:p>925.4901960784</text:p>
          </table:table-cell>
          <table:table-cell table:number-columns-repeated="5"/>
        </table:table-row>
        <table:table-row table:style-name="ro1">
          <table:table-cell office:value-type="float" office:value="200">
            <text:p>200</text:p>
          </table:table-cell>
          <table:table-cell table:formula="of:=-[.$G$1] +([.A202] * ([.$G$1]+[.$G$2])/[.$G$3])" office:value-type="float" office:value="980.392156862745">
            <text:p>980.3921568627</text:p>
          </table:table-cell>
          <table:table-cell table:number-columns-repeated="5"/>
        </table:table-row>
        <table:table-row table:style-name="ro1">
          <table:table-cell office:value-type="float" office:value="201">
            <text:p>201</text:p>
          </table:table-cell>
          <table:table-cell table:formula="of:=-[.$G$1] +([.A203] * ([.$G$1]+[.$G$2])/[.$G$3])" office:value-type="float" office:value="1035.29411764706">
            <text:p>1035.2941176471</text:p>
          </table:table-cell>
          <table:table-cell table:number-columns-repeated="5"/>
        </table:table-row>
        <table:table-row table:style-name="ro1">
          <table:table-cell office:value-type="float" office:value="202">
            <text:p>202</text:p>
          </table:table-cell>
          <table:table-cell table:formula="of:=-[.$G$1] +([.A204] * ([.$G$1]+[.$G$2])/[.$G$3])" office:value-type="float" office:value="1090.19607843137">
            <text:p>1090.1960784314</text:p>
          </table:table-cell>
          <table:table-cell table:number-columns-repeated="5"/>
        </table:table-row>
        <table:table-row table:style-name="ro1">
          <table:table-cell office:value-type="float" office:value="203">
            <text:p>203</text:p>
          </table:table-cell>
          <table:table-cell table:formula="of:=-[.$G$1] +([.A205] * ([.$G$1]+[.$G$2])/[.$G$3])" office:value-type="float" office:value="1145.09803921569">
            <text:p>1145.0980392157</text:p>
          </table:table-cell>
          <table:table-cell table:number-columns-repeated="5"/>
        </table:table-row>
        <table:table-row table:style-name="ro1">
          <table:table-cell office:value-type="float" office:value="204">
            <text:p>204</text:p>
          </table:table-cell>
          <table:table-cell table:formula="of:=-[.$G$1] +([.A206] * ([.$G$1]+[.$G$2])/[.$G$3])" office:value-type="float" office:value="1200">
            <text:p>1200</text:p>
          </table:table-cell>
          <table:table-cell table:number-columns-repeated="5"/>
        </table:table-row>
        <table:table-row table:style-name="ro1">
          <table:table-cell office:value-type="float" office:value="205">
            <text:p>205</text:p>
          </table:table-cell>
          <table:table-cell table:formula="of:=-[.$G$1] +([.A207] * ([.$G$1]+[.$G$2])/[.$G$3])" office:value-type="float" office:value="1254.90196078431">
            <text:p>1254.9019607843</text:p>
          </table:table-cell>
          <table:table-cell table:number-columns-repeated="5"/>
        </table:table-row>
        <table:table-row table:style-name="ro1">
          <table:table-cell office:value-type="float" office:value="206">
            <text:p>206</text:p>
          </table:table-cell>
          <table:table-cell table:formula="of:=-[.$G$1] +([.A208] * ([.$G$1]+[.$G$2])/[.$G$3])" office:value-type="float" office:value="1309.80392156863">
            <text:p>1309.8039215686</text:p>
          </table:table-cell>
          <table:table-cell table:number-columns-repeated="5"/>
        </table:table-row>
        <table:table-row table:style-name="ro1">
          <table:table-cell office:value-type="float" office:value="207">
            <text:p>207</text:p>
          </table:table-cell>
          <table:table-cell table:formula="of:=-[.$G$1] +([.A209] * ([.$G$1]+[.$G$2])/[.$G$3])" office:value-type="float" office:value="1364.70588235294">
            <text:p>1364.7058823529</text:p>
          </table:table-cell>
          <table:table-cell table:number-columns-repeated="5"/>
        </table:table-row>
        <table:table-row table:style-name="ro1">
          <table:table-cell office:value-type="float" office:value="208">
            <text:p>208</text:p>
          </table:table-cell>
          <table:table-cell table:formula="of:=-[.$G$1] +([.A210] * ([.$G$1]+[.$G$2])/[.$G$3])" office:value-type="float" office:value="1419.60784313726">
            <text:p>1419.6078431373</text:p>
          </table:table-cell>
          <table:table-cell table:number-columns-repeated="5"/>
        </table:table-row>
        <table:table-row table:style-name="ro1">
          <table:table-cell office:value-type="float" office:value="209">
            <text:p>209</text:p>
          </table:table-cell>
          <table:table-cell table:formula="of:=-[.$G$1] +([.A211] * ([.$G$1]+[.$G$2])/[.$G$3])" office:value-type="float" office:value="1474.50980392157">
            <text:p>1474.5098039216</text:p>
          </table:table-cell>
          <table:table-cell table:number-columns-repeated="5"/>
        </table:table-row>
        <table:table-row table:style-name="ro1">
          <table:table-cell office:value-type="float" office:value="210">
            <text:p>210</text:p>
          </table:table-cell>
          <table:table-cell table:formula="of:=-[.$G$1] +([.A212] * ([.$G$1]+[.$G$2])/[.$G$3])" office:value-type="float" office:value="1529.41176470588">
            <text:p>1529.4117647059</text:p>
          </table:table-cell>
          <table:table-cell table:number-columns-repeated="5"/>
        </table:table-row>
        <table:table-row table:style-name="ro1">
          <table:table-cell office:value-type="float" office:value="211">
            <text:p>211</text:p>
          </table:table-cell>
          <table:table-cell table:formula="of:=-[.$G$1] +([.A213] * ([.$G$1]+[.$G$2])/[.$G$3])" office:value-type="float" office:value="1584.3137254902">
            <text:p>1584.3137254902</text:p>
          </table:table-cell>
          <table:table-cell table:number-columns-repeated="5"/>
        </table:table-row>
        <table:table-row table:style-name="ro1">
          <table:table-cell office:value-type="float" office:value="212">
            <text:p>212</text:p>
          </table:table-cell>
          <table:table-cell table:formula="of:=-[.$G$1] +([.A214] * ([.$G$1]+[.$G$2])/[.$G$3])" office:value-type="float" office:value="1639.21568627451">
            <text:p>1639.2156862745</text:p>
          </table:table-cell>
          <table:table-cell table:number-columns-repeated="5"/>
        </table:table-row>
        <table:table-row table:style-name="ro1">
          <table:table-cell office:value-type="float" office:value="213">
            <text:p>213</text:p>
          </table:table-cell>
          <table:table-cell table:formula="of:=-[.$G$1] +([.A215] * ([.$G$1]+[.$G$2])/[.$G$3])" office:value-type="float" office:value="1694.11764705882">
            <text:p>1694.1176470588</text:p>
          </table:table-cell>
          <table:table-cell table:number-columns-repeated="5"/>
        </table:table-row>
        <table:table-row table:style-name="ro1">
          <table:table-cell office:value-type="float" office:value="214">
            <text:p>214</text:p>
          </table:table-cell>
          <table:table-cell table:formula="of:=-[.$G$1] +([.A216] * ([.$G$1]+[.$G$2])/[.$G$3])" office:value-type="float" office:value="1749.01960784314">
            <text:p>1749.0196078431</text:p>
          </table:table-cell>
          <table:table-cell table:number-columns-repeated="5"/>
        </table:table-row>
        <table:table-row table:style-name="ro1">
          <table:table-cell office:value-type="float" office:value="215">
            <text:p>215</text:p>
          </table:table-cell>
          <table:table-cell table:formula="of:=-[.$G$1] +([.A217] * ([.$G$1]+[.$G$2])/[.$G$3])" office:value-type="float" office:value="1803.92156862745">
            <text:p>1803.9215686275</text:p>
          </table:table-cell>
          <table:table-cell table:number-columns-repeated="5"/>
        </table:table-row>
        <table:table-row table:style-name="ro1">
          <table:table-cell office:value-type="float" office:value="216">
            <text:p>216</text:p>
          </table:table-cell>
          <table:table-cell table:formula="of:=-[.$G$1] +([.A218] * ([.$G$1]+[.$G$2])/[.$G$3])" office:value-type="float" office:value="1858.82352941176">
            <text:p>1858.8235294118</text:p>
          </table:table-cell>
          <table:table-cell table:number-columns-repeated="5"/>
        </table:table-row>
        <table:table-row table:style-name="ro1">
          <table:table-cell office:value-type="float" office:value="217">
            <text:p>217</text:p>
          </table:table-cell>
          <table:table-cell table:formula="of:=-[.$G$1] +([.A219] * ([.$G$1]+[.$G$2])/[.$G$3])" office:value-type="float" office:value="1913.72549019608">
            <text:p>1913.7254901961</text:p>
          </table:table-cell>
          <table:table-cell table:number-columns-repeated="5"/>
        </table:table-row>
        <table:table-row table:style-name="ro1">
          <table:table-cell office:value-type="float" office:value="218">
            <text:p>218</text:p>
          </table:table-cell>
          <table:table-cell table:formula="of:=-[.$G$1] +([.A220] * ([.$G$1]+[.$G$2])/[.$G$3])" office:value-type="float" office:value="1968.62745098039">
            <text:p>1968.6274509804</text:p>
          </table:table-cell>
          <table:table-cell table:number-columns-repeated="5"/>
        </table:table-row>
        <table:table-row table:style-name="ro1">
          <table:table-cell office:value-type="float" office:value="219">
            <text:p>219</text:p>
          </table:table-cell>
          <table:table-cell table:formula="of:=-[.$G$1] +([.A221] * ([.$G$1]+[.$G$2])/[.$G$3])" office:value-type="float" office:value="2023.52941176471">
            <text:p>2023.5294117647</text:p>
          </table:table-cell>
          <table:table-cell table:number-columns-repeated="5"/>
        </table:table-row>
        <table:table-row table:style-name="ro1">
          <table:table-cell office:value-type="float" office:value="220">
            <text:p>220</text:p>
          </table:table-cell>
          <table:table-cell table:formula="of:=-[.$G$1] +([.A222] * ([.$G$1]+[.$G$2])/[.$G$3])" office:value-type="float" office:value="2078.43137254902">
            <text:p>2078.431372549</text:p>
          </table:table-cell>
          <table:table-cell table:number-columns-repeated="5"/>
        </table:table-row>
        <table:table-row table:style-name="ro1">
          <table:table-cell office:value-type="float" office:value="221">
            <text:p>221</text:p>
          </table:table-cell>
          <table:table-cell table:formula="of:=-[.$G$1] +([.A223] * ([.$G$1]+[.$G$2])/[.$G$3])" office:value-type="float" office:value="2133.33333333333">
            <text:p>2133.3333333333</text:p>
          </table:table-cell>
          <table:table-cell table:number-columns-repeated="5"/>
        </table:table-row>
        <table:table-row table:style-name="ro1">
          <table:table-cell office:value-type="float" office:value="222">
            <text:p>222</text:p>
          </table:table-cell>
          <table:table-cell table:formula="of:=-[.$G$1] +([.A224] * ([.$G$1]+[.$G$2])/[.$G$3])" office:value-type="float" office:value="2188.23529411765">
            <text:p>2188.2352941177</text:p>
          </table:table-cell>
          <table:table-cell table:number-columns-repeated="5"/>
        </table:table-row>
        <table:table-row table:style-name="ro1">
          <table:table-cell office:value-type="float" office:value="223">
            <text:p>223</text:p>
          </table:table-cell>
          <table:table-cell table:formula="of:=-[.$G$1] +([.A225] * ([.$G$1]+[.$G$2])/[.$G$3])" office:value-type="float" office:value="2243.13725490196">
            <text:p>2243.137254902</text:p>
          </table:table-cell>
          <table:table-cell table:number-columns-repeated="5"/>
        </table:table-row>
        <table:table-row table:style-name="ro1">
          <table:table-cell office:value-type="float" office:value="224">
            <text:p>224</text:p>
          </table:table-cell>
          <table:table-cell table:formula="of:=-[.$G$1] +([.A226] * ([.$G$1]+[.$G$2])/[.$G$3])" office:value-type="float" office:value="2298.03921568627">
            <text:p>2298.0392156863</text:p>
          </table:table-cell>
          <table:table-cell table:number-columns-repeated="5"/>
        </table:table-row>
        <table:table-row table:style-name="ro1">
          <table:table-cell office:value-type="float" office:value="225">
            <text:p>225</text:p>
          </table:table-cell>
          <table:table-cell table:formula="of:=-[.$G$1] +([.A227] * ([.$G$1]+[.$G$2])/[.$G$3])" office:value-type="float" office:value="2352.94117647059">
            <text:p>2352.9411764706</text:p>
          </table:table-cell>
          <table:table-cell table:number-columns-repeated="5"/>
        </table:table-row>
        <table:table-row table:style-name="ro1">
          <table:table-cell office:value-type="float" office:value="226">
            <text:p>226</text:p>
          </table:table-cell>
          <table:table-cell table:formula="of:=-[.$G$1] +([.A228] * ([.$G$1]+[.$G$2])/[.$G$3])" office:value-type="float" office:value="2407.8431372549">
            <text:p>2407.8431372549</text:p>
          </table:table-cell>
          <table:table-cell table:number-columns-repeated="5"/>
        </table:table-row>
        <table:table-row table:style-name="ro1">
          <table:table-cell office:value-type="float" office:value="227">
            <text:p>227</text:p>
          </table:table-cell>
          <table:table-cell table:formula="of:=-[.$G$1] +([.A229] * ([.$G$1]+[.$G$2])/[.$G$3])" office:value-type="float" office:value="2462.74509803921">
            <text:p>2462.7450980392</text:p>
          </table:table-cell>
          <table:table-cell table:number-columns-repeated="5"/>
        </table:table-row>
        <table:table-row table:style-name="ro1">
          <table:table-cell office:value-type="float" office:value="228">
            <text:p>228</text:p>
          </table:table-cell>
          <table:table-cell table:formula="of:=-[.$G$1] +([.A230] * ([.$G$1]+[.$G$2])/[.$G$3])" office:value-type="float" office:value="2517.64705882353">
            <text:p>2517.6470588235</text:p>
          </table:table-cell>
          <table:table-cell table:number-columns-repeated="5"/>
        </table:table-row>
        <table:table-row table:style-name="ro1">
          <table:table-cell office:value-type="float" office:value="229">
            <text:p>229</text:p>
          </table:table-cell>
          <table:table-cell table:formula="of:=-[.$G$1] +([.A231] * ([.$G$1]+[.$G$2])/[.$G$3])" office:value-type="float" office:value="2572.54901960784">
            <text:p>2572.5490196079</text:p>
          </table:table-cell>
          <table:table-cell table:number-columns-repeated="5"/>
        </table:table-row>
        <table:table-row table:style-name="ro1">
          <table:table-cell office:value-type="float" office:value="230">
            <text:p>230</text:p>
          </table:table-cell>
          <table:table-cell table:formula="of:=-[.$G$1] +([.A232] * ([.$G$1]+[.$G$2])/[.$G$3])" office:value-type="float" office:value="2627.45098039216">
            <text:p>2627.4509803922</text:p>
          </table:table-cell>
          <table:table-cell table:number-columns-repeated="5"/>
        </table:table-row>
        <table:table-row table:style-name="ro1">
          <table:table-cell office:value-type="float" office:value="231">
            <text:p>231</text:p>
          </table:table-cell>
          <table:table-cell table:formula="of:=-[.$G$1] +([.A233] * ([.$G$1]+[.$G$2])/[.$G$3])" office:value-type="float" office:value="2682.35294117647">
            <text:p>2682.3529411765</text:p>
          </table:table-cell>
          <table:table-cell table:number-columns-repeated="5"/>
        </table:table-row>
        <table:table-row table:style-name="ro1">
          <table:table-cell office:value-type="float" office:value="232">
            <text:p>232</text:p>
          </table:table-cell>
          <table:table-cell table:formula="of:=-[.$G$1] +([.A234] * ([.$G$1]+[.$G$2])/[.$G$3])" office:value-type="float" office:value="2737.25490196078">
            <text:p>2737.2549019608</text:p>
          </table:table-cell>
          <table:table-cell table:number-columns-repeated="5"/>
        </table:table-row>
        <table:table-row table:style-name="ro1">
          <table:table-cell office:value-type="float" office:value="233">
            <text:p>233</text:p>
          </table:table-cell>
          <table:table-cell table:formula="of:=-[.$G$1] +([.A235] * ([.$G$1]+[.$G$2])/[.$G$3])" office:value-type="float" office:value="2792.1568627451">
            <text:p>2792.1568627451</text:p>
          </table:table-cell>
          <table:table-cell table:number-columns-repeated="5"/>
        </table:table-row>
        <table:table-row table:style-name="ro1">
          <table:table-cell office:value-type="float" office:value="234">
            <text:p>234</text:p>
          </table:table-cell>
          <table:table-cell table:formula="of:=-[.$G$1] +([.A236] * ([.$G$1]+[.$G$2])/[.$G$3])" office:value-type="float" office:value="2847.05882352941">
            <text:p>2847.0588235294</text:p>
          </table:table-cell>
          <table:table-cell table:number-columns-repeated="5"/>
        </table:table-row>
        <table:table-row table:style-name="ro1">
          <table:table-cell office:value-type="float" office:value="235">
            <text:p>235</text:p>
          </table:table-cell>
          <table:table-cell table:formula="of:=-[.$G$1] +([.A237] * ([.$G$1]+[.$G$2])/[.$G$3])" office:value-type="float" office:value="2901.96078431373">
            <text:p>2901.9607843137</text:p>
          </table:table-cell>
          <table:table-cell table:number-columns-repeated="5"/>
        </table:table-row>
        <table:table-row table:style-name="ro1">
          <table:table-cell office:value-type="float" office:value="236">
            <text:p>236</text:p>
          </table:table-cell>
          <table:table-cell table:formula="of:=-[.$G$1] +([.A238] * ([.$G$1]+[.$G$2])/[.$G$3])" office:value-type="float" office:value="2956.86274509804">
            <text:p>2956.862745098</text:p>
          </table:table-cell>
          <table:table-cell table:number-columns-repeated="5"/>
        </table:table-row>
        <table:table-row table:style-name="ro1">
          <table:table-cell office:value-type="float" office:value="237">
            <text:p>237</text:p>
          </table:table-cell>
          <table:table-cell table:formula="of:=-[.$G$1] +([.A239] * ([.$G$1]+[.$G$2])/[.$G$3])" office:value-type="float" office:value="3011.76470588235">
            <text:p>3011.7647058824</text:p>
          </table:table-cell>
          <table:table-cell table:number-columns-repeated="5"/>
        </table:table-row>
        <table:table-row table:style-name="ro1">
          <table:table-cell office:value-type="float" office:value="238">
            <text:p>238</text:p>
          </table:table-cell>
          <table:table-cell table:formula="of:=-[.$G$1] +([.A240] * ([.$G$1]+[.$G$2])/[.$G$3])" office:value-type="float" office:value="3066.66666666667">
            <text:p>3066.6666666667</text:p>
          </table:table-cell>
          <table:table-cell table:number-columns-repeated="5"/>
        </table:table-row>
        <table:table-row table:style-name="ro1">
          <table:table-cell office:value-type="float" office:value="239">
            <text:p>239</text:p>
          </table:table-cell>
          <table:table-cell table:formula="of:=-[.$G$1] +([.A241] * ([.$G$1]+[.$G$2])/[.$G$3])" office:value-type="float" office:value="3121.56862745098">
            <text:p>3121.568627451</text:p>
          </table:table-cell>
          <table:table-cell table:number-columns-repeated="5"/>
        </table:table-row>
        <table:table-row table:style-name="ro1">
          <table:table-cell office:value-type="float" office:value="240">
            <text:p>240</text:p>
          </table:table-cell>
          <table:table-cell table:formula="of:=-[.$G$1] +([.A242] * ([.$G$1]+[.$G$2])/[.$G$3])" office:value-type="float" office:value="3176.47058823529">
            <text:p>3176.4705882353</text:p>
          </table:table-cell>
          <table:table-cell table:number-columns-repeated="5"/>
        </table:table-row>
        <table:table-row table:style-name="ro1">
          <table:table-cell office:value-type="float" office:value="241">
            <text:p>241</text:p>
          </table:table-cell>
          <table:table-cell table:formula="of:=-[.$G$1] +([.A243] * ([.$G$1]+[.$G$2])/[.$G$3])" office:value-type="float" office:value="3231.37254901961">
            <text:p>3231.3725490196</text:p>
          </table:table-cell>
          <table:table-cell table:number-columns-repeated="5"/>
        </table:table-row>
        <table:table-row table:style-name="ro1">
          <table:table-cell office:value-type="float" office:value="242">
            <text:p>242</text:p>
          </table:table-cell>
          <table:table-cell table:formula="of:=-[.$G$1] +([.A244] * ([.$G$1]+[.$G$2])/[.$G$3])" office:value-type="float" office:value="3286.27450980392">
            <text:p>3286.2745098039</text:p>
          </table:table-cell>
          <table:table-cell table:number-columns-repeated="5"/>
        </table:table-row>
        <table:table-row table:style-name="ro1">
          <table:table-cell office:value-type="float" office:value="243">
            <text:p>243</text:p>
          </table:table-cell>
          <table:table-cell table:formula="of:=-[.$G$1] +([.A245] * ([.$G$1]+[.$G$2])/[.$G$3])" office:value-type="float" office:value="3341.17647058824">
            <text:p>3341.1764705882</text:p>
          </table:table-cell>
          <table:table-cell table:number-columns-repeated="5"/>
        </table:table-row>
        <table:table-row table:style-name="ro1">
          <table:table-cell office:value-type="float" office:value="244">
            <text:p>244</text:p>
          </table:table-cell>
          <table:table-cell table:formula="of:=-[.$G$1] +([.A246] * ([.$G$1]+[.$G$2])/[.$G$3])" office:value-type="float" office:value="3396.07843137255">
            <text:p>3396.0784313726</text:p>
          </table:table-cell>
          <table:table-cell table:number-columns-repeated="5"/>
        </table:table-row>
        <table:table-row table:style-name="ro1">
          <table:table-cell office:value-type="float" office:value="245">
            <text:p>245</text:p>
          </table:table-cell>
          <table:table-cell table:formula="of:=-[.$G$1] +([.A247] * ([.$G$1]+[.$G$2])/[.$G$3])" office:value-type="float" office:value="3450.98039215686">
            <text:p>3450.9803921569</text:p>
          </table:table-cell>
          <table:table-cell table:number-columns-repeated="5"/>
        </table:table-row>
        <table:table-row table:style-name="ro1">
          <table:table-cell office:value-type="float" office:value="246">
            <text:p>246</text:p>
          </table:table-cell>
          <table:table-cell table:formula="of:=-[.$G$1] +([.A248] * ([.$G$1]+[.$G$2])/[.$G$3])" office:value-type="float" office:value="3505.88235294118">
            <text:p>3505.8823529412</text:p>
          </table:table-cell>
          <table:table-cell table:number-columns-repeated="5"/>
        </table:table-row>
        <table:table-row table:style-name="ro1">
          <table:table-cell office:value-type="float" office:value="247">
            <text:p>247</text:p>
          </table:table-cell>
          <table:table-cell table:formula="of:=-[.$G$1] +([.A249] * ([.$G$1]+[.$G$2])/[.$G$3])" office:value-type="float" office:value="3560.78431372549">
            <text:p>3560.7843137255</text:p>
          </table:table-cell>
          <table:table-cell table:number-columns-repeated="5"/>
        </table:table-row>
        <table:table-row table:style-name="ro1">
          <table:table-cell office:value-type="float" office:value="248">
            <text:p>248</text:p>
          </table:table-cell>
          <table:table-cell table:formula="of:=-[.$G$1] +([.A250] * ([.$G$1]+[.$G$2])/[.$G$3])" office:value-type="float" office:value="3615.6862745098">
            <text:p>3615.6862745098</text:p>
          </table:table-cell>
          <table:table-cell table:number-columns-repeated="5"/>
        </table:table-row>
        <table:table-row table:style-name="ro1">
          <table:table-cell office:value-type="float" office:value="249">
            <text:p>249</text:p>
          </table:table-cell>
          <table:table-cell table:formula="of:=-[.$G$1] +([.A251] * ([.$G$1]+[.$G$2])/[.$G$3])" office:value-type="float" office:value="3670.58823529412">
            <text:p>3670.5882352941</text:p>
          </table:table-cell>
          <table:table-cell table:number-columns-repeated="5"/>
        </table:table-row>
        <table:table-row table:style-name="ro1">
          <table:table-cell office:value-type="float" office:value="250">
            <text:p>250</text:p>
          </table:table-cell>
          <table:table-cell table:formula="of:=-[.$G$1] +([.A252] * ([.$G$1]+[.$G$2])/[.$G$3])" office:value-type="float" office:value="3725.49019607843">
            <text:p>3725.4901960784</text:p>
          </table:table-cell>
          <table:table-cell table:number-columns-repeated="5"/>
        </table:table-row>
        <table:table-row table:style-name="ro1">
          <table:table-cell office:value-type="float" office:value="251">
            <text:p>251</text:p>
          </table:table-cell>
          <table:table-cell table:formula="of:=-[.$G$1] +([.A253] * ([.$G$1]+[.$G$2])/[.$G$3])" office:value-type="float" office:value="3780.39215686274">
            <text:p>3780.3921568628</text:p>
          </table:table-cell>
          <table:table-cell table:number-columns-repeated="5"/>
        </table:table-row>
        <table:table-row table:style-name="ro1">
          <table:table-cell office:value-type="float" office:value="252">
            <text:p>252</text:p>
          </table:table-cell>
          <table:table-cell table:formula="of:=-[.$G$1] +([.A254] * ([.$G$1]+[.$G$2])/[.$G$3])" office:value-type="float" office:value="3835.29411764706">
            <text:p>3835.2941176471</text:p>
          </table:table-cell>
          <table:table-cell table:number-columns-repeated="5"/>
        </table:table-row>
        <table:table-row table:style-name="ro1">
          <table:table-cell office:value-type="float" office:value="253">
            <text:p>253</text:p>
          </table:table-cell>
          <table:table-cell table:formula="of:=-[.$G$1] +([.A255] * ([.$G$1]+[.$G$2])/[.$G$3])" office:value-type="float" office:value="3890.19607843137">
            <text:p>3890.1960784314</text:p>
          </table:table-cell>
          <table:table-cell table:number-columns-repeated="5"/>
        </table:table-row>
        <table:table-row table:style-name="ro1">
          <table:table-cell office:value-type="float" office:value="254">
            <text:p>254</text:p>
          </table:table-cell>
          <table:table-cell table:formula="of:=-[.$G$1] +([.A256] * ([.$G$1]+[.$G$2])/[.$G$3])" office:value-type="float" office:value="3945.09803921569">
            <text:p>3945.0980392157</text:p>
          </table:table-cell>
          <table:table-cell table:number-columns-repeated="5"/>
        </table:table-row>
        <table:table-row table:style-name="ro1">
          <table:table-cell office:value-type="float" office:value="255">
            <text:p>255</text:p>
          </table:table-cell>
          <table:table-cell table:formula="of:=-[.$G$1] +([.A257] * ([.$G$1]+[.$G$2])/[.$G$3])" office:value-type="float" office:value="4000">
            <text:p>4000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8">08/28/2011</text:date>, <text:time>21:35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ser </meta:initial-creator>
    <meta:creation-date>2011-08-28T20:18:14</meta:creation-date>
    <dc:date>2011-08-28T21:35:18</dc:date>
    <dc:creator>user </dc:creator>
    <meta:editing-duration>PT1H1M34S</meta:editing-duration>
    <meta:editing-cycles>1</meta:editing-cycles>
    <meta:document-statistic meta:table-count="3" meta:cell-count="520" meta:object-count="0"/>
    <meta:generator>LibreOffice/3.3$Linux LibreOffice_project/330m19$Build-301</meta:generator>
  </office:meta>
</office:document-meta>
</file>